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4.982cm" fo:margin-left="-0.199cm" fo:margin-top="0cm" fo:margin-bottom="0cm" table:align="left" style:writing-mode="lr-tb"/>
    </style:style>
    <style:style style:name="Tabela1.A" style:family="table-column">
      <style:table-column-properties style:column-width="3.962cm"/>
    </style:style>
    <style:style style:name="Tabela1.B" style:family="table-column">
      <style:table-column-properties style:column-width="5.632cm"/>
    </style:style>
    <style:style style:name="Tabela1.C" style:family="table-column">
      <style:table-column-properties style:column-width="5.389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fo:font-size="14pt" style:font-size-asian="14pt" style:font-size-complex="14pt"/>
    </style:style>
    <style:style style:name="P5" style:family="paragraph" style:parent-style-name="Standard">
      <style:paragraph-properties fo:line-height="150%"/>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officeooo:paragraph-rsid="00530fc0"/>
    </style:style>
    <style:style style:name="P7" style:family="paragraph" style:parent-style-name="Standard">
      <style:paragraph-properties fo:line-height="150%" fo:text-align="center" style:justify-single-word="false"/>
      <style:text-properties style:font-name="Arial" fo:font-size="16pt" fo:font-weight="bold" officeooo:paragraph-rsid="006aca71"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Arial" fo:font-size="16pt" fo:font-weight="bold" officeooo:paragraph-rsid="0078f0cc" style:font-size-asian="16pt" style:font-weight-asian="bold" style:font-size-complex="16pt" style:font-weight-complex="bold"/>
    </style:style>
    <style:style style:name="P9"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0279062" fo:hyphenate="false"/>
    </style:style>
    <style:style style:name="P10"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fo:hyphenate="false"/>
    </style:style>
    <style:style style:name="P11"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2"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3"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4" style:family="paragraph" style:parent-style-name="Standard">
      <style:paragraph-properties fo:margin-left="0cm" fo:margin-right="0cm" fo:line-height="150%" fo:text-indent="0cm" style:auto-text-indent="false"/>
      <style:text-properties officeooo:paragraph-rsid="00bd67b4"/>
    </style:style>
    <style:style style:name="P15" style:family="paragraph" style:parent-style-name="Heading">
      <style:paragraph-properties fo:break-before="page"/>
    </style:style>
    <style:style style:name="P16" style:family="paragraph" style:parent-style-name="Text_20_body">
      <style:paragraph-properties fo:text-align="center" style:justify-single-word="false"/>
      <style:text-properties fo:font-size="14pt" style:font-size-asian="14pt" style:font-size-complex="14pt"/>
    </style:style>
    <style:style style:name="P17" style:family="paragraph" style:parent-style-name="Text_20_body">
      <style:text-properties officeooo:rsid="005b378a"/>
    </style:style>
    <style:style style:name="P18" style:family="paragraph" style:parent-style-name="Text_20_body">
      <style:text-properties officeooo:paragraph-rsid="005bdffd"/>
    </style:style>
    <style:style style:name="P19" style:family="paragraph" style:parent-style-name="Text_20_body">
      <style:text-properties officeooo:rsid="0073dce8" officeooo:paragraph-rsid="0073dce8"/>
    </style:style>
    <style:style style:name="P20" style:family="paragraph" style:parent-style-name="Text_20_body">
      <style:text-properties officeooo:paragraph-rsid="0086374f"/>
    </style:style>
    <style:style style:name="P21" style:family="paragraph" style:parent-style-name="Text_20_body">
      <style:text-properties officeooo:paragraph-rsid="008bcb6e"/>
    </style:style>
    <style:style style:name="P22" style:family="paragraph" style:parent-style-name="Standard">
      <style:paragraph-properties fo:margin-left="8.754cm" fo:margin-right="0cm" fo:line-height="150%" fo:text-indent="0cm" style:auto-text-indent="false">
        <style:tab-stops/>
      </style:paragraph-properties>
      <style:text-properties style:font-name="Arial"/>
    </style:style>
    <style:style style:name="P23" style:family="paragraph" style:parent-style-name="Table_20_Contents">
      <style:paragraph-properties fo:text-align="justify" style:justify-single-word="false"/>
      <style:text-properties officeooo:rsid="00559993" officeooo:paragraph-rsid="00559993"/>
    </style:style>
    <style:style style:name="P24" style:family="paragraph" style:parent-style-name="Table_20_Contents">
      <style:paragraph-properties fo:text-align="justify" style:justify-single-word="false"/>
      <style:text-properties officeooo:rsid="005e8c51" officeooo:paragraph-rsid="005e8c51"/>
    </style:style>
    <style:style style:name="P25"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26" style:family="paragraph" style:parent-style-name="Standard">
      <style:paragraph-properties fo:margin-left="0cm" fo:margin-right="0cm" fo:line-height="150%" fo:text-indent="1.501cm" style:auto-text-indent="false"/>
      <style:text-properties officeooo:paragraph-rsid="00bd67b4"/>
    </style:style>
    <style:style style:name="P27"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28"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29"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30"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4"/>
    </style:style>
    <style:style style:name="P31"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32" style:family="paragraph" style:parent-style-name="Standard">
      <style:paragraph-properties fo:margin-left="0cm" fo:margin-right="0cm" fo:line-height="150%" fo:text-indent="1.501cm" style:auto-text-indent="false"/>
      <style:text-properties officeooo:paragraph-rsid="00e33a0d"/>
    </style:style>
    <style:style style:name="P33" style:family="paragraph" style:parent-style-name="Standard">
      <style:paragraph-properties fo:margin-left="0cm" fo:margin-right="0cm" fo:line-height="150%" fo:text-align="justify" style:justify-single-word="false" fo:text-indent="1.501cm" style:auto-text-indent="false"/>
      <style:text-properties fo:font-style="normal" officeooo:paragraph-rsid="00d81d50" style:font-style-asian="normal" style:font-style-complex="normal"/>
    </style:style>
    <style:style style:name="P34" style:family="paragraph" style:parent-style-name="Standard">
      <style:paragraph-properties fo:margin-left="0cm" fo:margin-right="0cm" fo:line-height="150%" fo:text-align="justify" style:justify-single-word="false" fo:text-indent="0cm" style:auto-text-indent="false"/>
      <style:text-properties officeooo:paragraph-rsid="00c7545d"/>
    </style:style>
    <style:style style:name="P35" style:family="paragraph" style:parent-style-name="Standard">
      <style:paragraph-properties fo:margin-left="0cm" fo:margin-right="0cm" fo:line-height="150%" fo:text-align="justify" style:justify-single-word="false" fo:text-indent="0cm" style:auto-text-indent="false"/>
      <style:text-properties officeooo:paragraph-rsid="00e33a0d"/>
    </style:style>
    <style:style style:name="P36" style:family="paragraph" style:parent-style-name="Standard">
      <style:paragraph-properties fo:margin-left="0cm" fo:margin-right="0cm" fo:line-height="150%" fo:text-align="justify" style:justify-single-word="false" fo:text-indent="0cm" style:auto-text-indent="false"/>
      <style:text-properties officeooo:rsid="010ad91e" officeooo:paragraph-rsid="00c7545d"/>
    </style:style>
    <style:style style:name="P37" style:family="paragraph" style:parent-style-name="Standard">
      <style:paragraph-properties fo:margin-top="0.101cm" fo:margin-bottom="0.101cm" loext:contextual-spacing="false" fo:text-align="center" style:justify-single-word="false"/>
    </style:style>
    <style:style style:name="P38" style:family="paragraph" style:parent-style-name="Standard">
      <style:paragraph-properties fo:margin-top="0.101cm" fo:margin-bottom="0.101cm" loext:contextual-spacing="false" fo:text-align="center" style:justify-single-word="false"/>
      <style:text-properties officeooo:paragraph-rsid="00cec534"/>
    </style:style>
    <style:style style:name="P39" style:family="paragraph" style:parent-style-name="Standard">
      <style:paragraph-properties fo:margin-top="0.101cm" fo:margin-bottom="0.101cm" loext:contextual-spacing="false" fo:text-align="center" style:justify-single-word="false"/>
      <style:text-properties officeooo:paragraph-rsid="00cb6464"/>
    </style:style>
    <style:style style:name="P40" style:family="paragraph" style:parent-style-name="Standard">
      <style:paragraph-properties fo:margin-top="0.101cm" fo:margin-bottom="0.101cm" loext:contextual-spacing="false" fo:text-align="center" style:justify-single-word="false"/>
      <style:text-properties officeooo:paragraph-rsid="00cd313f"/>
    </style:style>
    <style:style style:name="P41" style:family="paragraph" style:parent-style-name="Standard">
      <style:paragraph-properties fo:margin-top="0.101cm" fo:margin-bottom="0.101cm" loext:contextual-spacing="false" fo:text-align="center" style:justify-single-word="false"/>
      <style:text-properties officeooo:paragraph-rsid="00cf8ebd"/>
    </style:style>
    <style:style style:name="P42" style:family="paragraph" style:parent-style-name="Standard">
      <style:paragraph-properties fo:margin-top="0.101cm" fo:margin-bottom="0.101cm" loext:contextual-spacing="false" fo:text-align="center" style:justify-single-word="false"/>
      <style:text-properties fo:font-weight="bold" officeooo:rsid="00cb6464" officeooo:paragraph-rsid="00cb6464" style:font-weight-asian="bold" style:font-weight-complex="bold"/>
    </style:style>
    <style:style style:name="P43" style:family="paragraph" style:parent-style-name="Standard">
      <style:paragraph-properties fo:margin-top="0.101cm" fo:margin-bottom="0.101cm" loext:contextual-spacing="false" fo:text-align="center" style:justify-single-word="false"/>
      <style:text-properties fo:font-weight="bold" officeooo:rsid="00cec534" officeooo:paragraph-rsid="00cec534" style:font-weight-asian="bold" style:font-weight-complex="bold"/>
    </style:style>
    <style:style style:name="P44"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4"/>
    </style:style>
    <style:style style:name="P45" style:family="paragraph" style:parent-style-name="caption">
      <style:paragraph-properties fo:text-align="center" style:justify-single-word="false" fo:keep-with-next="always"/>
      <style:text-properties officeooo:paragraph-rsid="00c7545d"/>
    </style:style>
    <style:style style:name="P46" style:family="paragraph" style:parent-style-name="Footnote">
      <style:text-properties officeooo:rsid="010e3a73" officeooo:paragraph-rsid="010e3a73"/>
    </style:style>
    <style:style style:name="P47" style:family="paragraph" style:parent-style-name="Footnote">
      <style:text-properties officeooo:rsid="01115b4d" officeooo:paragraph-rsid="01115b4d"/>
    </style:style>
    <style:style style:name="P48" style:family="paragraph" style:parent-style-name="Heading" style:master-page-name="MP2">
      <style:paragraph-properties style:page-number="auto" fo:break-before="page"/>
    </style:style>
    <style:style style:name="P49" style:family="paragraph" style:parent-style-name="Heading">
      <style:paragraph-properties fo:break-before="page"/>
    </style:style>
    <style:style style:name="P50" style:family="paragraph" style:parent-style-name="Heading">
      <style:paragraph-properties fo:break-before="page"/>
      <style:text-properties officeooo:paragraph-rsid="00c90ce3"/>
    </style:style>
    <style:style style:name="P51" style:family="paragraph" style:parent-style-name="Heading">
      <style:paragraph-properties fo:break-before="page"/>
      <style:text-properties officeooo:paragraph-rsid="00ca07f6"/>
    </style:style>
    <style:style style:name="P52" style:family="paragraph" style:parent-style-name="Contents_20_Heading" style:master-page-name="MP3">
      <style:paragraph-properties style:page-number="auto" fo:break-before="page"/>
    </style:style>
    <style:style style:name="P53" style:family="paragraph" style:parent-style-name="Default" style:list-style-name="WWNum3">
      <style:paragraph-properties fo:line-height="150%" fo:text-align="justify" style:justify-single-word="false"/>
      <style:text-properties officeooo:paragraph-rsid="00e33a0d"/>
    </style:style>
    <style:style style:name="P54" style:family="paragraph" style:parent-style-name="Heading_20_1">
      <style:text-properties officeooo:rsid="0086edf9" officeooo:paragraph-rsid="0086edf9"/>
    </style:style>
    <style:style style:name="P55" style:family="paragraph" style:parent-style-name="Heading_20_1">
      <style:text-properties officeooo:paragraph-rsid="008bcb6e"/>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694d80" officeooo:paragraph-rsid="00694d80"/>
    </style:style>
    <style:style style:name="P58" style:family="paragraph" style:parent-style-name="Heading_20_1">
      <style:paragraph-properties fo:break-before="page"/>
      <style:text-properties officeooo:paragraph-rsid="00723232"/>
    </style:style>
    <style:style style:name="P59" style:family="paragraph" style:parent-style-name="Heading_20_1">
      <style:paragraph-properties fo:line-height="150%" fo:text-align="start" style:justify-single-word="false" fo:hyphenation-ladder-count="no-limit" fo:break-before="page">
        <style:tab-stops/>
      </style:paragraph-properties>
      <style:text-properties officeooo:rsid="005b378a" officeooo:paragraph-rsid="005b955c" fo:hyphenate="false"/>
    </style:style>
    <style:style style:name="P60" style:family="paragraph" style:parent-style-name="Heading_20_1">
      <style:paragraph-properties fo:break-before="page"/>
      <style:text-properties officeooo:paragraph-rsid="005895a4"/>
    </style:style>
    <style:style style:name="P61" style:family="paragraph" style:parent-style-name="Table_20_Contents">
      <style:paragraph-properties fo:margin-top="0.101cm" fo:margin-bottom="0.101cm" loext:contextual-spacing="false" fo:text-align="center" style:justify-single-word="false"/>
      <style:text-properties fo:font-weight="bold" style:font-weight-asian="bold" style:font-weight-complex="bold"/>
    </style:style>
    <style:style style:name="P62"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0cb6464" style:font-weight-asian="bold" style:font-weight-complex="bold"/>
    </style:style>
    <style:style style:name="P63" style:family="paragraph" style:parent-style-name="Table_20_index_20_1">
      <style:paragraph-properties>
        <style:tab-stops>
          <style:tab-stop style:position="16cm" style:type="right" style:leader-style="dotted" style:leader-text="."/>
        </style:tab-stops>
      </style:paragraph-properties>
    </style:style>
    <style:style style:name="P64" style:family="paragraph" style:parent-style-name="Contents_20_1">
      <style:paragraph-properties>
        <style:tab-stops>
          <style:tab-stop style:position="16cm" style:type="right" style:leader-style="dotted" style:leader-text="."/>
        </style:tab-stops>
      </style:paragraph-properties>
    </style:style>
    <style:style style:name="P65" style:family="paragraph" style:parent-style-name="Contents_20_3">
      <style:paragraph-properties>
        <style:tab-stops>
          <style:tab-stop style:position="15.002cm" style:type="right" style:leader-style="dotted" style:leader-text="."/>
        </style:tab-stops>
      </style:paragraph-properties>
    </style:style>
    <style:style style:name="P66" style:family="paragraph" style:parent-style-name="List_20_Paragraph" style:list-style-name="WWNum3">
      <style:paragraph-properties fo:line-height="150%" fo:text-align="justify" style:justify-single-word="false"/>
      <style:text-properties officeooo:paragraph-rsid="00e33a0d"/>
    </style:style>
    <style:style style:name="P67" style:family="paragraph" style:parent-style-name="List_20_Paragraph">
      <style:paragraph-properties fo:margin-left="0cm" fo:margin-right="0cm" fo:line-height="150%" fo:text-align="justify" style:justify-single-word="false" fo:text-indent="1.501cm" style:auto-text-indent="false"/>
      <style:text-properties officeooo:paragraph-rsid="00da556b"/>
    </style:style>
    <style:style style:name="P68" style:family="paragraph" style:parent-style-name="List_20_Paragraph">
      <style:paragraph-properties fo:margin-left="1.501cm" fo:margin-right="0cm" fo:line-height="150%" fo:text-indent="0cm" style:auto-text-indent="false"/>
      <style:text-properties style:font-name="Arial2" officeooo:paragraph-rsid="00d81d50" style:font-name-complex="Arial4"/>
    </style:style>
    <style:style style:name="P69" style:family="paragraph" style:parent-style-name="Contents_20_2">
      <style:paragraph-properties>
        <style:tab-stops>
          <style:tab-stop style:position="15.501cm" style:type="right" style:leader-style="dotted" style:leader-text="."/>
        </style:tab-stops>
      </style:paragraph-properties>
    </style:style>
    <style:style style:name="P70" style:family="paragraph" style:parent-style-name="Text_20_body" style:master-page-name="MP0">
      <style:paragraph-properties fo:text-align="center" style:justify-single-word="false" style:page-number="4" fo:break-before="page"/>
    </style:style>
    <style:style style:name="P71" style:family="paragraph" style:parent-style-name="Text_20_body" style:list-style-name="L1"/>
    <style:style style:name="P72" style:family="paragraph" style:parent-style-name="Text_20_body" style:list-style-name="L1">
      <style:text-properties officeooo:rsid="00bebab4" officeooo:paragraph-rsid="00bebab4"/>
    </style:style>
    <style:style style:name="P73" style:family="paragraph" style:parent-style-name="Text_20_body" style:list-style-name="L1">
      <style:text-properties officeooo:rsid="00bebab4" officeooo:paragraph-rsid="0086374f"/>
    </style:style>
    <style:style style:name="P74" style:family="paragraph" style:parent-style-name="Text_20_body" style:list-style-name="L1">
      <style:text-properties officeooo:rsid="00c083ea" officeooo:paragraph-rsid="00c083ea"/>
    </style:style>
    <style:style style:name="P75" style:family="paragraph" style:parent-style-name="Text_20_body" style:list-style-name="">
      <style:paragraph-properties fo:line-height="150%" fo:text-align="start" style:justify-single-word="false" fo:hyphenation-ladder-count="no-limit">
        <style:tab-stops/>
      </style:paragraph-properties>
      <style:text-properties officeooo:rsid="0058b98f" officeooo:paragraph-rsid="0058b98f" fo:hyphenate="false"/>
    </style:style>
    <style:style style:name="P76" style:family="paragraph" style:parent-style-name="Text_20_body" style:list-style-name="">
      <style:paragraph-properties fo:line-height="150%" fo:text-align="start" style:justify-single-word="false" fo:hyphenation-ladder-count="no-limit">
        <style:tab-stops/>
      </style:paragraph-properties>
      <style:text-properties officeooo:rsid="005895a4" officeooo:paragraph-rsid="005895a4" fo:hyphenate="false"/>
    </style:style>
    <style:style style:name="P77" style:family="paragraph" style:parent-style-name="Text_20_body" style:list-style-name="L2">
      <style:text-properties officeooo:paragraph-rsid="008eadf6"/>
    </style:style>
    <style:style style:name="P78" style:family="paragraph" style:parent-style-name="Text_20_body">
      <style:text-properties officeooo:paragraph-rsid="00dc39b5"/>
    </style:style>
    <style:style style:name="P79" style:family="paragraph" style:parent-style-name="Text_20_body">
      <style:text-properties officeooo:paragraph-rsid="008bcb6e"/>
    </style:style>
    <style:style style:name="P80" style:family="paragraph" style:parent-style-name="Text_20_body">
      <style:text-properties officeooo:paragraph-rsid="00eacb25"/>
    </style:style>
    <style:style style:name="P81" style:family="paragraph" style:parent-style-name="Text_20_body">
      <style:text-properties officeooo:paragraph-rsid="00f14f91"/>
    </style:style>
    <style:style style:name="P82" style:family="paragraph" style:parent-style-name="Text_20_body">
      <style:text-properties officeooo:paragraph-rsid="00f361aa"/>
    </style:style>
    <style:style style:name="P83" style:family="paragraph" style:parent-style-name="Text_20_body">
      <style:text-properties officeooo:paragraph-rsid="00f6657f"/>
    </style:style>
    <style:style style:name="P84" style:family="paragraph" style:parent-style-name="Text_20_body">
      <style:text-properties officeooo:paragraph-rsid="00fa54f7"/>
    </style:style>
    <style:style style:name="P85" style:family="paragraph" style:parent-style-name="Text_20_body">
      <style:text-properties officeooo:paragraph-rsid="00fbf5bb"/>
    </style:style>
    <style:style style:name="P86" style:family="paragraph" style:parent-style-name="Text_20_body">
      <style:text-properties officeooo:paragraph-rsid="00fd4fc7"/>
    </style:style>
    <style:style style:name="P87" style:family="paragraph" style:parent-style-name="Text_20_body">
      <style:text-properties officeooo:paragraph-rsid="010a84a3"/>
    </style:style>
    <style:style style:name="P88" style:family="paragraph" style:parent-style-name="Heading_20_2">
      <style:text-properties officeooo:paragraph-rsid="0086edf9"/>
    </style:style>
    <style:style style:name="P89" style:family="paragraph" style:parent-style-name="Heading_20_2">
      <style:text-properties officeooo:rsid="005bdffd" officeooo:paragraph-rsid="005bdffd"/>
    </style:style>
    <style:style style:name="P90" style:family="paragraph" style:parent-style-name="Heading_20_2">
      <style:text-properties officeooo:paragraph-rsid="005bdffd"/>
    </style:style>
    <style:style style:name="P91" style:family="paragraph" style:parent-style-name="Heading_20_2">
      <style:text-properties officeooo:paragraph-rsid="010cb7b2"/>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style:font-name="Arial" fo:font-size="16pt" fo:font-weight="bold" officeooo:rsid="006953ee" style:font-size-asian="16pt" style:font-weight-asian="bold" style:font-size-complex="16pt" style:font-weight-complex="bold"/>
    </style:style>
    <style:style style:name="T5" style:family="text">
      <style:text-properties style:font-name="Arial" style:font-name-complex="Mangal"/>
    </style:style>
    <style:style style:name="T6" style:family="text">
      <style:text-properties style:font-name="Arial" officeooo:rsid="001e475f"/>
    </style:style>
    <style:style style:name="T7" style:family="text">
      <style:text-properties style:font-name="Arial" fo:font-style="italic" style:font-style-asian="italic"/>
    </style:style>
    <style:style style:name="T8" style:family="text">
      <style:text-properties style:font-name="Arial" fo:font-style="italic" style:font-style-asian="italic" style:font-style-complex="italic"/>
    </style:style>
    <style:style style:name="T9" style:family="text">
      <style:text-properties style:font-name="Arial" officeooo:rsid="0023a6c3"/>
    </style:style>
    <style:style style:name="T10" style:family="text">
      <style:text-properties style:font-name="Arial" officeooo:rsid="006aca71"/>
    </style:style>
    <style:style style:name="T11" style:family="text">
      <style:text-properties style:font-name="Arial" officeooo:rsid="0078f0cc"/>
    </style:style>
    <style:style style:name="T12" style:family="text">
      <style:text-properties style:font-name="Arial" officeooo:rsid="00b34b39"/>
    </style:style>
    <style:style style:name="T13" style:family="text">
      <style:text-properties style:font-name="Arial" fo:background-color="transparent" loext:char-shading-value="0"/>
    </style:style>
    <style:style style:name="T14" style:family="text">
      <style:text-properties style:font-name="Arial" officeooo:rsid="00dcab57"/>
    </style:style>
    <style:style style:name="T15" style:family="text">
      <style:text-properties style:font-name="Arial" fo:font-style="normal" style:font-style-asian="normal" style:font-style-complex="normal"/>
    </style:style>
    <style:style style:name="T16" style:family="text">
      <style:text-properties fo:font-weight="bold" style:font-weight-asian="bold" style:font-weight-complex="bold"/>
    </style:style>
    <style:style style:name="T17" style:family="text">
      <style:text-properties fo:font-weight="bold" officeooo:rsid="00279062" style:font-weight-asian="bold" style:font-weight-complex="bold"/>
    </style:style>
    <style:style style:name="T18" style:family="text">
      <style:text-properties officeooo:rsid="005bdffd"/>
    </style:style>
    <style:style style:name="T19" style:family="text">
      <style:text-properties officeooo:rsid="006953ee"/>
    </style:style>
    <style:style style:name="T20" style:family="text">
      <style:text-properties officeooo:rsid="006eeeed"/>
    </style:style>
    <style:style style:name="T21" style:family="text">
      <style:text-properties officeooo:rsid="0086edf9"/>
    </style:style>
    <style:style style:name="T22" style:family="text">
      <style:text-properties fo:font-variant="normal" fo:text-transform="none" fo:color="#222222" fo:letter-spacing="normal" officeooo:rsid="00a8b7c1"/>
    </style:style>
    <style:style style:name="T23" style:family="text">
      <style:text-properties fo:font-variant="normal" fo:text-transform="none" fo:color="#222222" fo:letter-spacing="normal" officeooo:rsid="00a9e427"/>
    </style:style>
    <style:style style:name="T24" style:family="text">
      <style:text-properties fo:font-variant="normal" fo:text-transform="none" fo:color="#222222" fo:letter-spacing="normal" officeooo:rsid="00aab2e4"/>
    </style:style>
    <style:style style:name="T25" style:family="text">
      <style:text-properties fo:font-variant="normal" fo:text-transform="none" fo:color="#222222" fo:letter-spacing="normal" officeooo:rsid="00eacb25"/>
    </style:style>
    <style:style style:name="T26" style:family="text">
      <style:text-properties fo:font-variant="normal" fo:text-transform="none" fo:color="#222222" fo:letter-spacing="normal" officeooo:rsid="00ee7f47"/>
    </style:style>
    <style:style style:name="T27" style:family="text">
      <style:text-properties fo:font-variant="normal" fo:text-transform="none" fo:color="#222222" fo:letter-spacing="normal" officeooo:rsid="00f008f0"/>
    </style:style>
    <style:style style:name="T28" style:family="text">
      <style:text-properties officeooo:rsid="00a8ac19"/>
    </style:style>
    <style:style style:name="T29" style:family="text">
      <style:text-properties officeooo:rsid="00b38895"/>
    </style:style>
    <style:style style:name="T30" style:family="text">
      <style:text-properties officeooo:rsid="00b53737"/>
    </style:style>
    <style:style style:name="T31" style:family="text">
      <style:text-properties style:font-name="Arial2" style:font-name-complex="Arial4"/>
    </style:style>
    <style:style style:name="T32" style:family="text">
      <style:text-properties style:font-name="Arial2" style:font-name-complex="Arial4" style:font-size-complex="12pt" style:font-weight-complex="bold"/>
    </style:style>
    <style:style style:name="T33" style:family="text">
      <style:text-properties style:font-name="Arial2" officeooo:rsid="00b84995" style:font-name-complex="Arial4" style:font-size-complex="12pt" style:font-weight-complex="bold"/>
    </style:style>
    <style:style style:name="T34" style:family="text">
      <style:text-properties style:font-name="Arial2" officeooo:rsid="00bb3ed1" style:font-name-complex="Arial4" style:font-size-complex="12pt" style:font-weight-complex="bold"/>
    </style:style>
    <style:style style:name="T35" style:family="text">
      <style:text-properties style:font-name="Arial2" officeooo:rsid="00d71867" style:font-name-complex="Arial4"/>
    </style:style>
    <style:style style:name="T36" style:family="text">
      <style:text-properties style:font-name="Arial2" fo:font-weight="bold" style:font-weight-asian="bold" style:font-name-complex="Arial4"/>
    </style:style>
    <style:style style:name="T37" style:family="text">
      <style:text-properties style:font-name="Arial2" fo:font-style="italic" style:font-style-asian="italic" style:font-name-complex="Arial4"/>
    </style:style>
    <style:style style:name="T38" style:family="text">
      <style:text-properties style:font-name="Arial2" fo:font-style="italic" style:font-style-asian="italic" style:font-name-complex="Arial4" style:font-style-complex="italic"/>
    </style:style>
    <style:style style:name="T39" style:family="text">
      <style:text-properties style:font-name="Arial2" style:font-name-asian="Times New Roman1" style:language-asian="pt" style:country-asian="BR" style:font-name-complex="Arial4" style:font-size-complex="12pt"/>
    </style:style>
    <style:style style:name="T40" style:family="text">
      <style:text-properties officeooo:rsid="00b84995"/>
    </style:style>
    <style:style style:name="T41" style:family="text">
      <style:text-properties officeooo:rsid="00bb3ed1"/>
    </style:style>
    <style:style style:name="T42" style:family="text">
      <style:text-properties officeooo:rsid="00cb6464"/>
    </style:style>
    <style:style style:name="T43" style:family="text">
      <style:text-properties officeooo:rsid="00d35eb1"/>
    </style:style>
    <style:style style:name="T44" style:family="text">
      <style:text-properties fo:color="#000000" style:font-name="Arial2" style:font-name-complex="Arial4"/>
    </style:style>
    <style:style style:name="T45" style:family="text">
      <style:text-properties fo:color="#000000" style:font-name="Arial2" officeooo:rsid="00da556b" style:font-name-complex="Arial4"/>
    </style:style>
    <style:style style:name="T46" style:family="text">
      <style:text-properties fo:color="#000000" style:font-name="Arial2" fo:font-weight="bold" style:language-asian="pt" style:country-asian="BR" style:font-weight-asian="bold" style:font-name-complex="Arial4" style:font-size-complex="12pt" style:font-weight-complex="bold"/>
    </style:style>
    <style:style style:name="T47" style:family="text">
      <style:text-properties fo:color="#000000" style:font-name="Arial2" style:language-asian="pt" style:country-asian="BR" style:font-name-complex="Arial4" style:font-size-complex="12pt"/>
    </style:style>
    <style:style style:name="T48" style:family="text">
      <style:text-properties fo:color="#000000" style:font-name="Arial2" style:language-asian="pt" style:country-asian="BR" style:font-name-complex="Arial4" style:font-size-complex="12pt" style:font-weight-complex="bold"/>
    </style:style>
    <style:style style:name="T49" style:family="text">
      <style:text-properties fo:font-style="italic" style:font-style-asian="italic" style:font-style-complex="italic"/>
    </style:style>
    <style:style style:name="T50" style:family="text">
      <style:text-properties fo:font-style="italic" officeooo:rsid="00a8ac19" style:font-style-asian="italic" style:font-style-complex="italic"/>
    </style:style>
    <style:style style:name="T51" style:family="text">
      <style:text-properties officeooo:rsid="00e7745b"/>
    </style:style>
    <style:style style:name="T52" style:family="text">
      <style:text-properties officeooo:rsid="00eacb25"/>
    </style:style>
    <style:style style:name="T53" style:family="text">
      <style:text-properties officeooo:rsid="00f14f91"/>
    </style:style>
    <style:style style:name="T54" style:family="text">
      <style:text-properties officeooo:rsid="00f28031"/>
    </style:style>
    <style:style style:name="T55" style:family="text">
      <style:text-properties officeooo:rsid="00f4f78b"/>
    </style:style>
    <style:style style:name="T56" style:family="text">
      <style:text-properties officeooo:rsid="00f779ee"/>
    </style:style>
    <style:style style:name="T57" style:family="text">
      <style:text-properties officeooo:rsid="00f918fa"/>
    </style:style>
    <style:style style:name="T58" style:family="text">
      <style:text-properties fo:font-weight="normal" style:font-weight-asian="normal" style:font-weight-complex="normal"/>
    </style:style>
    <style:style style:name="T59" style:family="text">
      <style:text-properties officeooo:rsid="00fadce9"/>
    </style:style>
    <style:style style:name="T60" style:family="text">
      <style:text-properties officeooo:rsid="00fbf5bb"/>
    </style:style>
    <style:style style:name="T61" style:family="text">
      <style:text-properties officeooo:rsid="00fd4fc7"/>
    </style:style>
    <style:style style:name="T62" style:family="text">
      <style:text-properties officeooo:rsid="008bcb6e"/>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size="10pt" fo:language="pt" fo:country="BR" style:language-asian="zh" style:country-asian="CN" style:language-complex="hi" style:country-complex="IN"/>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start text:name="__RefHeading___Toc970_1045740432"/><text:soft-page-break/><office:annotation office:name="0"><dc:creator>Alana</dc:creator><dc:date>2017-08-31T11:25:00</dc:date><text:p/></office:annotation><text:span text:style-name="Fonte_20_parág._20_padrão"><text:span text:style-name="T1">INSTITUTO</text:span></text:span><office:annotation-end office:name="0"/><text:span text:style-name="Ref._20_de_20_comentário"><text:span text:style-name="T1"><office:annotation><dc:creator>Everson Teixeira</dc:creator><dc:date>2017-09-03T14:14:27</dc:date><loext:sender-initials>ET</loext:sender-initials><text:p text:style-name="P92"><text:span text:style-name="T65">Não entendi, esta errado o uso do nome INSTITUTO ?</text:span><text:span text:style-name="T65"><text:tab/></text:span></text:p></office:annotation></text:span></text:span><text:span text:style-name="Fonte_20_parág._20_padrão"><text:span text:style-name="T1"> DE ENSINO SUPERIOR DA PARAÍBA – IESP</text:span></text:span><text:bookmark-end text:name="__RefHeading___Toc970_1045740432"/></text:p>
      <text:p text:style-name="P16"><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4">EVERSON TEIXEIRA</text:p>
      <text:p text:style-name="P4"/>
      <text:p text:style-name="P2"/>
      <text:p text:style-name="P2"/>
      <text:p text:style-name="P2"/>
      <text:p text:style-name="P2"/>
      <text:p text:style-name="P2"/>
      <text:p text:style-name="P8"><text:span text:style-name="Fonte_20_parág._20_padrão"><text:span text:style-name="T4">PGEBIC</text:span></text:span><text:span text:style-name="Fonte_20_parág._20_padrão"><text:span text:style-name="T3">: </text:span></text:span><text:span text:style-name="Fonte_20_parág._20_padrão"><text:span text:style-name="T4">plataforma de gerenciamento de estudos Bíblicos compartilhados </text:span></text:span><text:span text:style-name="Fonte_20_parág._20_padrão"><text:span text:style-name="T19">(auxiliando na busca por conhecimento)</text:span></text:span></text:p>
      <text:p text:style-name="P4"/>
      <text:p text:style-name="P4"/>
      <text:p text:style-name="P4"/>
      <text:p text:style-name="P4"/>
      <text:p text:style-name="P4"/>
      <text:p text:style-name="P4"/>
      <text:p text:style-name="P4"/>
      <text:p text:style-name="P4"/>
      <text:p text:style-name="P4"/>
      <text:p text:style-name="P4"/>
      <text:p text:style-name="P2">JOÃO PESSOA / PB</text:p>
      <text:p text:style-name="P6"><text:bookmark-start text:name="__RefHeading___Toc1197_1629433696"/>2017<text:bookmark-end text:name="__RefHeading___Toc1197_1629433696"/></text:p>
      <text:p text:style-name="P28">EVERSON TEIXEIRA</text:p>
      <text:p text:style-name="P4"/>
      <text:p text:style-name="P2"/>
      <text:p text:style-name="P2"/>
      <text:p text:style-name="P2"/>
      <text:p text:style-name="P2"/>
      <text:p text:style-name="P2"/>
      <text:p text:style-name="P8"><text:span text:style-name="T19">PGEBIC</text:span>: <text:span text:style-name="T19">plataforma de gerenciamento de estudos Bíblicos compartilhados (auxiliando na busca por conhecimento)</text:span></text:p>
      <text:p text:style-name="P2"/>
      <text:p text:style-name="P2"/>
      <text:p text:style-name="P2"/>
      <text:p text:style-name="P2"/>
      <text:p text:style-name="P10"><office:annotation office:name="2"><dc:creator>Alana</dc:creator><dc:date>2017-08-31T11:25:00</dc:date><text:p>Atualizar</text:p></office:annotation><text:span text:style-name="Fonte_20_parág._20_padrão"><text:span text:style-name="T2">Trabalho </text:span></text:span><text:span text:style-name="Fonte_20_parág._20_padrão"><text:span text:style-name="T6">de conclusão de curso </text:span></text:span><text:span text:style-name="Fonte_20_parág._20_padrão"><text:span text:style-name="T9">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9">como pré-requisito para obtenção do grau de Bacharel em Sistema de Info</text:span></text:span><text:span text:style-name="Fonte_20_parág._20_padrão"><text:span text:style-name="T12">r</text:span></text:span><text:span text:style-name="Fonte_20_parág._20_padrão"><text:span text:style-name="T9">mação, sob orientação da Professora Alana Morais.</text:span></text:span><text:span text:style-name="Fonte_20_parág._20_padrão"><text:span text:style-name="T2">.</text:span></text:span><office:annotation-end office:name="2"/><text:span text:style-name="Ref._20_de_20_comentário"><text:span text:style-name="T5"><office:annotation><dc:creator>Everson Teixeira</dc:creator><dc:date>2017-09-03T14:19:42</dc:date><loext:sender-initials>ET</loext:sender-initials><text:p text:style-name="P92"><text:span text:style-name="T63">Responder a Alana (31/08/2017, 11:25): </text:span></text:p><text:p><text:span text:style-name="T64">Atualizado !</text:span></text:p></office:annotation></text:spa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JOÃO PESSOA / PB</text:p>
      <text:p text:style-name="P2">2017</text:p>
      <text:p text:style-name="P29"><text:span text:style-name="T16">EVERSON TEIXEIR</text:span><text:span text:style-name="T17">A</text:span></text:p>
      <text:p text:style-name="P3"/>
      <text:p text:style-name="P3"/>
      <text:p text:style-name="P3"/>
      <text:p text:style-name="P7"><text:span text:style-name="T19">PGEBIC</text:span>: <text:span text:style-name="T19">plataforma de gerenciamento de estudos Bíblicos compartilhados (auxiliando na busca por conhecimento)</text:span></text:p>
      <text:p text:style-name="P3"/>
      <text:p text:style-name="P3"/>
      <text:p text:style-name="P3"/>
      <text:p text:style-name="P9"><office:annotation office:name="21"><dc:creator>Alana</dc:creator><dc:date>2017-08-31T11:25:00</dc:date><text:p>Atualizar</text:p></office:annotation><text:span text:style-name="Fonte_20_parág._20_padrão"><text:span text:style-name="T2">Trabalho </text:span></text:span><text:span text:style-name="Fonte_20_parág._20_padrão"><text:span text:style-name="T6">de conclusão de curso </text:span></text:span><text:span text:style-name="Fonte_20_parág._20_padrão"><text:span text:style-name="T9">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9">como pré-requisito para obtenção do grau de Bacharel em Sistema de Info</text:span></text:span><text:span text:style-name="Fonte_20_parág._20_padrão"><text:span text:style-name="T12">r</text:span></text:span><text:span text:style-name="Fonte_20_parág._20_padrão"><text:span text:style-name="T9">mação, sob orientação da Professora Alana Morais.</text:span></text:span><text:span text:style-name="Fonte_20_parág._20_padrão"><text:span text:style-name="T2">.</text:span></text:span><office:annotation-end office:name="21"/><text:span text:style-name="Ref._20_de_20_comentário"><text:span text:style-name="T5"><office:annotation><dc:creator>Everson Teixeira</dc:creator><dc:date>2017-09-03T14:19:42</dc:date><loext:sender-initials>ET</loext:sender-initials><text:p text:style-name="P92"><text:span text:style-name="T63">Responder a Alana (31/08/2017, 11:25): </text:span></text:p><text:p><text:span text:style-name="T64">Atualizado !</text:span></text:p></office:annotation></text:span></text:span></text:p>
      <text:p text:style-name="P11"/>
      <text:p text:style-name="P12"/>
      <text:p text:style-name="P12"/>
      <text:p text:style-name="P12">Aprovado em______de______de________</text:p>
      <text:p text:style-name="P12"/>
      <text:p text:style-name="P12">BANCA EXAMINADORA</text:p>
      <text:p text:style-name="P12"/>
      <text:p text:style-name="P12"/>
      <text:p text:style-name="P12">___________________________________</text:p>
      <text:p text:style-name="P12">Prof. Alana Morais</text:p>
      <text:p text:style-name="P12"/>
      <text:p text:style-name="P12"/>
      <text:p text:style-name="P12">___________________________________</text:p>
      <text:p text:style-name="P12">Intituto de Ensino Superior da Paraíba</text:p>
      <text:p text:style-name="P12"/>
      <text:p text:style-name="P12"/>
      <text:p text:style-name="P12">___________________________________</text:p>
      <text:p text:style-name="P12">Intituto de Ensino Superior da Paraíba</text:p>
      <text:p text:style-name="P15">DEDICATÓRIA</text:p>
      <text:p text:style-name="P13"/>
      <text:p text:style-name="Text_20_body"/>
      <text:p text:style-name="Text_20_body"/>
      <text:p text:style-name="P15">AGRADECIMENTO</text:p>
      <text:p text:style-name="P48">RESUMO</text:p>
      <text:p text:style-name="P5"/>
      <text:p text:style-name="Text_20_body"><text:span text:style-name="Fonte_20_parág._20_padrão"><text:span text:style-name="T2">O sistema </text:span></text:span><text:span text:style-name="Fonte_20_parág._20_padrão"><text:span text:style-name="T10">PGEBIC</text:span></text:span><text:span text:style-name="Fonte_20_parág._20_padrão"><text:span text:style-name="T2"> é voltado para um público específico, e objetivou atender necessidades daqueles que por profissão ou entusiasmo desejam realizar um estudo direcionado e documentado das escrituras b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7">mobile</text:span></text:span><text:span text:style-name="Fonte_20_parág._20_padrão"><text:span text:style-name="T2">, </text:span></text:span><text:span text:style-name="Fonte_20_parág._20_padrão"><text:span text:style-name="T7">desktop</text:span></text:span><text:span text:style-name="Fonte_20_parág._20_padrão"><text:span text:style-name="T2">, </text:span></text:span><text:span text:style-name="Fonte_20_parág._20_padrão"><text:span text:style-name="T7">web</text:span></text:span><text:span text:style-name="Fonte_20_parág._20_padrão"><text:span text:style-name="T2">, </text:span></text:span><text:span text:style-name="Fonte_20_parág._20_padrão"><text:span text:style-name="T7">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text:span></text:span></text:p>
      <text:p text:style-name="Text_20_body"/>
      <text:p text:style-name="Text_20_body"><text:span text:style-name="Fonte_20_parág._20_padrão"><text:span text:style-name="T2">PALAVRAS-CHAVE: Bíblia; Compartilhamento; </text:span></text:span><office:annotation office:name="3"><dc:creator>Alana</dc:creator><dc:date>2017-08-31T11:43:00</dc:date><text:p>Conversar sobre palavras-chave</text:p></office:annotation><text:span text:style-name="Fonte_20_parág._20_padrão"><text:span text:style-name="T2">Disponibilidade</text:span></text:span><office:annotation-end office:name="3"/><text:span text:style-name="Fonte_20_parág._20_padrão"><text:span text:style-name="T2">; Interatividade; Mineração de Texto.</text:span></text:span></text:p>
      <text:p text:style-name="P15"><text:span text:style-name="Fonte_20_parág._20_padrão">ABSTRACT</text:span></text:p>
      <text:p text:style-name="Text_20_body"><text:span text:style-name="Fonte_20_parág._20_padrão"/></text:p>
      <text:p text:style-name="P15"><text:span text:style-name="Fonte_20_parág._20_padrão">LISTA DE ILUSTRAÇÕES</text:span></text:p>
      <text:p text:style-name="P50"/>
      <text:table-index text:style-name="Sect2"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63">Tabela 1 - Comparativo de trabalhos relacionados<text:tab/>15</text:p>
        </text:index-body>
      </text:table-index>
      <text:p text:style-name="Text_20_body"/>
      <text:p text:style-name="P51"><text:span text:style-name="Fonte_20_parág._20_padrão">LISTA DE SIGLAS</text:span></text:p>
      <text:p text:style-name="Text_20_body"><text:span text:style-name="Fonte_20_parág._20_padrão"/></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23">REST</text:p>
          </table:table-cell>
          <table:table-cell table:style-name="Tabela_5f_de_5f_siglas.A1" office:value-type="string">
            <text:p text:style-name="P23">Transferência de Estado Representacional</text:p>
          </table:table-cell>
        </table:table-row>
        <table:table-row table:style-name="Tabela_5f_de_5f_siglas.1">
          <table:table-cell table:style-name="Tabela_5f_de_5f_siglas.A1" office:value-type="string">
            <text:p text:style-name="P23">MVC</text:p>
          </table:table-cell>
          <table:table-cell table:style-name="Tabela_5f_de_5f_siglas.A1" office:value-type="string">
            <text:p text:style-name="P23">Model View Controller </text:p>
          </table:table-cell>
        </table:table-row>
        <table:table-row table:style-name="Tabela_5f_de_5f_siglas.1">
          <table:table-cell table:style-name="Tabela_5f_de_5f_siglas.A1" office:value-type="string">
            <text:p text:style-name="P23">HTML</text:p>
          </table:table-cell>
          <table:table-cell table:style-name="Tabela_5f_de_5f_siglas.A1" office:value-type="string">
            <text:p text:style-name="P23">Hyper Text Markup Languagem</text:p>
          </table:table-cell>
        </table:table-row>
        <table:table-row table:style-name="Tabela_5f_de_5f_siglas.1">
          <table:table-cell table:style-name="Tabela_5f_de_5f_siglas.A1" office:value-type="string">
            <text:p text:style-name="P23">XML</text:p>
          </table:table-cell>
          <table:table-cell table:style-name="Tabela_5f_de_5f_siglas.A1" office:value-type="string">
            <text:p text:style-name="P23">eXtensible Markup Languagem</text:p>
          </table:table-cell>
        </table:table-row>
        <table:table-row table:style-name="Tabela_5f_de_5f_siglas.1">
          <table:table-cell table:style-name="Tabela_5f_de_5f_siglas.A1" office:value-type="string">
            <text:p text:style-name="P23">HTTP</text:p>
          </table:table-cell>
          <table:table-cell table:style-name="Tabela_5f_de_5f_siglas.A1" office:value-type="string">
            <text:p text:style-name="P23">Protocolo de Transferência de Hipertexto</text:p>
          </table:table-cell>
        </table:table-row>
        <table:table-row table:style-name="Tabela_5f_de_5f_siglas.1">
          <table:table-cell table:style-name="Tabela_5f_de_5f_siglas.A1" office:value-type="string">
            <text:p text:style-name="P23">JSON</text:p>
          </table:table-cell>
          <table:table-cell table:style-name="Tabela_5f_de_5f_siglas.A1" office:value-type="string">
            <text:p text:style-name="P23">JavaScript Object Notation</text:p>
          </table:table-cell>
        </table:table-row>
        <table:table-row table:style-name="Tabela_5f_de_5f_siglas.1">
          <table:table-cell table:style-name="Tabela_5f_de_5f_siglas.A1" office:value-type="string">
            <text:p text:style-name="P23">SGBD</text:p>
          </table:table-cell>
          <table:table-cell table:style-name="Tabela_5f_de_5f_siglas.A1" office:value-type="string">
            <text:p text:style-name="P23">Sistema de Gerenciamento de Banco de Dados</text:p>
          </table:table-cell>
        </table:table-row>
        <table:table-row table:style-name="Tabela_5f_de_5f_siglas.1">
          <table:table-cell table:style-name="Tabela_5f_de_5f_siglas.A1" office:value-type="string">
            <text:p text:style-name="P23">UML</text:p>
          </table:table-cell>
          <table:table-cell table:style-name="Tabela_5f_de_5f_siglas.A1" office:value-type="string">
            <text:p text:style-name="P23">Inified Modeling Languagem</text:p>
          </table:table-cell>
        </table:table-row>
        <table:table-row table:style-name="Tabela_5f_de_5f_siglas.1">
          <table:table-cell table:style-name="Tabela_5f_de_5f_siglas.A1" office:value-type="string">
            <text:p text:style-name="P24">SDK</text:p>
          </table:table-cell>
          <table:table-cell table:style-name="Tabela_5f_de_5f_siglas.A1" office:value-type="string">
            <text:p text:style-name="P24">Software Development Kit</text:p>
          </table:table-cell>
        </table:table-row>
        <table:table-row table:style-name="Tabela_5f_de_5f_siglas.1">
          <table:table-cell table:style-name="Tabela_5f_de_5f_siglas.A1" office:value-type="string">
            <text:p text:style-name="P24">API</text:p>
          </table:table-cell>
          <table:table-cell table:style-name="Tabela_5f_de_5f_siglas.A1" office:value-type="string">
            <text:p text:style-name="P24">Application Programming Interface</text:p>
          </table:table-cell>
        </table:table-row>
        <table:table-row table:style-name="Tabela_5f_de_5f_siglas.1">
          <table:table-cell table:style-name="Tabela_5f_de_5f_siglas.A1" office:value-type="string">
            <text:p text:style-name="Table_20_Contents"><office:annotation office:name="__Annotation__3084_10100374141"><dc:creator>Fabio</dc:creator><dc:date>2015-03-13T15:49:00</dc:date><loext:sender-initials>F</loext:sender-initials><text:p>Referência, Referência e Referência, além de adicionar o significado das siglas</text:p></office:annotation>RUP<office:annotation-end office:name="__Annotation__3084_10100374141"/></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52">SUMÁRIO</text:p>
          </text:index-title>
          <text:p text:style-name="P64"><text:a xlink:type="simple" xlink:href="#__RefHeading___Toc1199_1629433696" text:style-name="Index_20_Link" text:visited-style-name="Index_20_Link"><text:span text:style-name="Source_20_Text">INTRODUÇÃO</text:span></text:a><text:a xlink:type="simple" xlink:href="#__RefHeading___Toc1199_1629433696" text:style-name="Index_20_Link" text:visited-style-name="Index_20_Link"><text:tab/>14</text:a></text:p>
          <text:p text:style-name="P69"><text:a xlink:type="simple" xlink:href="#__RefHeading___Toc12409_2137711369" text:style-name="Index_20_Link" text:visited-style-name="Index_20_Link">1.1 <text:s text:c="3"/>MOTIVAÇÃO<text:tab/>14</text:a></text:p>
          <text:p text:style-name="P69"><text:a xlink:type="simple" xlink:href="#__RefHeading___Toc12411_2137711369" text:style-name="Index_20_Link" text:visited-style-name="Index_20_Link">1.2 <text:s text:c="3"/>TRABALHOS RELACIONADOS<text:tab/>15</text:a></text:p>
          <text:p text:style-name="P69"><text:a xlink:type="simple" xlink:href="#__RefHeading___Toc13975_550551269" text:style-name="Index_20_Link" text:visited-style-name="Index_20_Link">1.3 <text:s text:c="3"/>OBJETIVO<text:tab/>16</text:a></text:p>
          <text:p text:style-name="P65"><text:a xlink:type="simple" xlink:href="#__RefHeading___Toc1420_1045740432" text:style-name="Index_20_Link" text:visited-style-name="Index_20_Link">1.3.1 <text:s text:c="3"/>OBJETIVO GERAL<text:tab/>16</text:a></text:p>
          <text:p text:style-name="P65"><text:a xlink:type="simple" xlink:href="#__RefHeading___Toc861_229837395" text:style-name="Index_20_Link" text:visited-style-name="Index_20_Link">1.3.2 <text:s text:c="3"/>OBJETIVO ESPECÍFICO<text:tab/>16</text:a></text:p>
          <text:p text:style-name="P69"><text:a xlink:type="simple" xlink:href="#__RefHeading___Toc15243_550551269" text:style-name="Index_20_Link" text:visited-style-name="Index_20_Link">1.4 <text:s text:c="3"/>ORGANIZAÇÃO DO DOCUMENTO<text:tab/>17</text:a></text:p>
          <text:p text:style-name="P64"><text:a xlink:type="simple" xlink:href="#__RefHeading___Toc2147_1549239723" text:style-name="Index_20_Link" text:visited-style-name="Index_20_Link">2 <text:s text:c="3"/></text:a><text:a xlink:type="simple" xlink:href="#__RefHeading___Toc2147_1549239723" text:style-name="Index_20_Link" text:visited-style-name="Index_20_Link"><text:span text:style-name="Source_20_Text">FUNDAMENTAÇÃO TEÓRICA</text:span></text:a><text:a xlink:type="simple" xlink:href="#__RefHeading___Toc2147_1549239723" text:style-name="Index_20_Link" text:visited-style-name="Index_20_Link"><text:tab/>17</text:a></text:p>
          <text:p text:style-name="P69"><text:a xlink:type="simple" xlink:href="#__RefHeading___Toc2149_1549239723" text:style-name="Index_20_Link" text:visited-style-name="Index_20_Link">2.1 <text:s text:c="3"/>HISTÓRIA DA BÍBLIA<text:tab/>17</text:a></text:p>
          <text:p text:style-name="P69"><text:a xlink:type="simple" xlink:href="#__RefHeading___Toc2157_1549239723" text:style-name="Index_20_Link" text:visited-style-name="Index_20_Link">2.2 <text:s text:c="3"/>TRADUÇÕES BÍBLICAS<text:tab/>17</text:a></text:p>
          <text:p text:style-name="P69"><text:a xlink:type="simple" xlink:href="#__RefHeading___Toc2159_1549239723" text:style-name="Index_20_Link" text:visited-style-name="Index_20_Link">2.3 <text:s text:c="3"/>TEOLOGIA<text:tab/>18</text:a></text:p>
          <text:p text:style-name="P65"><text:a xlink:type="simple" xlink:href="#__RefHeading___Toc2161_1549239723" text:style-name="Index_20_Link" text:visited-style-name="Index_20_Link">2.3.1 <text:s text:c="3"/>HOMILÉTICA<text:tab/>18</text:a></text:p>
          <text:p text:style-name="P65"><text:a xlink:type="simple" xlink:href="#__RefHeading___Toc2163_1549239723" text:style-name="Index_20_Link" text:visited-style-name="Index_20_Link">2.3.2 <text:s text:c="3"/>ESCATOLOGIA<text:tab/>19</text:a></text:p>
          <text:p text:style-name="P65"><text:a xlink:type="simple" xlink:href="#__RefHeading___Toc2165_1549239723" text:style-name="Index_20_Link" text:visited-style-name="Index_20_Link">2.3.3 <text:s text:c="3"/>HERMENÊUTICA<text:tab/>19</text:a></text:p>
          <text:p text:style-name="P64"><text:a xlink:type="simple" xlink:href="#__RefHeading___Toc2388_1549239723" text:style-name="Index_20_Link" text:visited-style-name="Index_20_Link">3 <text:s text:c="3"/></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1</text:a></text:p>
          <text:p text:style-name="P69"><text:a xlink:type="simple" xlink:href="#__RefHeading___Toc12579_2137711369" text:style-name="Index_20_Link" text:visited-style-name="Index_20_Link">3.1 <text:s text:c="3"/>ATIVIDADES<text:tab/>21</text:a></text:p>
          <text:p text:style-name="P69"><text:a xlink:type="simple" xlink:href="#__RefHeading___Toc12581_2137711369" text:style-name="Index_20_Link" text:visited-style-name="Index_20_Link">3.2 <text:s text:c="3"/>PROCESSO DE DESENVOLVIMENTO DE SOFTWARE<text:tab/>21</text:a></text:p>
          <text:p text:style-name="P64"><text:a xlink:type="simple" xlink:href="#__RefHeading___Toc1207_1629433696" text:style-name="Index_20_Link" text:visited-style-name="Index_20_Link">4 <text:s text:c="3"/></text:a><text:a xlink:type="simple" xlink:href="#__RefHeading___Toc1207_1629433696" text:style-name="Index_20_Link" text:visited-style-name="Index_20_Link"><text:span text:style-name="Source_20_Text">O PGEBIC</text:span></text:a><text:a xlink:type="simple" xlink:href="#__RefHeading___Toc1207_1629433696" text:style-name="Index_20_Link" text:visited-style-name="Index_20_Link"><text:tab/>25</text:a></text:p>
          <text:p text:style-name="P64"><text:a xlink:type="simple" xlink:href="#__RefHeading___Toc12415_2137711369" text:style-name="Index_20_Link" text:visited-style-name="Index_20_Link">5 <text:s text:c="3"/></text:a><text:a xlink:type="simple" xlink:href="#__RefHeading___Toc12415_2137711369" text:style-name="Index_20_Link" text:visited-style-name="Index_20_Link"><text:span text:style-name="Source_20_Text">MINERAÇÃO DE TEXTO</text:span></text:a><text:a xlink:type="simple" xlink:href="#__RefHeading___Toc12415_2137711369" text:style-name="Index_20_Link" text:visited-style-name="Index_20_Link"><text:tab/>26</text:a></text:p>
          <text:p text:style-name="P64"><text:a xlink:type="simple" xlink:href="#__RefHeading___Toc1883_1549239723" text:style-name="Index_20_Link" text:visited-style-name="Index_20_Link">6 <text:s text:c="3"/></text:a><text:a xlink:type="simple" xlink:href="#__RefHeading___Toc1883_1549239723" text:style-name="Index_20_Link" text:visited-style-name="Index_20_Link"><text:span text:style-name="Source_20_Text">TECNOLOGIAS</text:span></text:a><text:a xlink:type="simple" xlink:href="#__RefHeading___Toc1883_1549239723" text:style-name="Index_20_Link" text:visited-style-name="Index_20_Link"><text:tab/>27</text:a></text:p>
          <text:p text:style-name="P69"><text:a xlink:type="simple" xlink:href="#__RefHeading___Toc1885_1549239723" text:style-name="Index_20_Link" text:visited-style-name="Index_20_Link">6.1 <text:s text:c="3"/>PHP<text:tab/>27</text:a></text:p>
          <text:p text:style-name="P69"><text:a xlink:type="simple" xlink:href="#__RefHeading___Toc1887_1549239723" text:style-name="Index_20_Link" text:visited-style-name="Index_20_Link">6.2 <text:s text:c="3"/>JAVASCRIPT<text:tab/>27</text:a></text:p>
          <text:p text:style-name="P69"><text:a xlink:type="simple" xlink:href="#__RefHeading___Toc1889_1549239723" text:style-name="Index_20_Link" text:visited-style-name="Index_20_Link">6.3 <text:s text:c="3"/>MYSQL<text:tab/>27</text:a></text:p>
          <text:p text:style-name="P69"><text:a xlink:type="simple" xlink:href="#__RefHeading___Toc1891_1549239723" text:style-name="Index_20_Link" text:visited-style-name="Index_20_Link">6.4 <text:s text:c="3"/>CSS<text:tab/>27</text:a></text:p>
          <text:p text:style-name="P69"><text:a xlink:type="simple" xlink:href="#__RefHeading___Toc1893_1549239723" text:style-name="Index_20_Link" text:visited-style-name="Index_20_Link">6.5 <text:s text:c="3"/>TWITTER BOOTSTRAP<text:tab/>27</text:a></text:p>
          <text:p text:style-name="P69"><text:a xlink:type="simple" xlink:href="#__RefHeading___Toc1895_1549239723" text:style-name="Index_20_Link" text:visited-style-name="Index_20_Link">6.6 <text:s text:c="3"/>CODEIGNITER<text:tab/>27</text:a></text:p>
          <text:p text:style-name="P69"><text:a xlink:type="simple" xlink:href="#__RefHeading___Toc1897_1549239723" text:style-name="Index_20_Link" text:visited-style-name="Index_20_Link">6.7 <text:s text:c="3"/>GIT<text:tab/>27</text:a></text:p>
          <text:p text:style-name="P69"><text:a xlink:type="simple" xlink:href="#__RefHeading___Toc1899_1549239723" text:style-name="Index_20_Link" text:visited-style-name="Index_20_Link">6.8 <text:s text:c="3"/>AUTH 2.0<text:tab/>27</text:a></text:p>
          <text:p text:style-name="P64"><text:a xlink:type="simple" xlink:href="#__RefHeading___Toc1901_1549239723" text:style-name="Index_20_Link" text:visited-style-name="Index_20_Link">7 <text:s text:c="3"/></text:a><text:a xlink:type="simple" xlink:href="#__RefHeading___Toc1901_1549239723" text:style-name="Index_20_Link" text:visited-style-name="Index_20_Link"><text:span text:style-name="Source_20_Text">DIAGRAMA DE CASO DE USO</text:span></text:a><text:a xlink:type="simple" xlink:href="#__RefHeading___Toc1901_1549239723" text:style-name="Index_20_Link" text:visited-style-name="Index_20_Link"><text:tab/>28</text:a></text:p>
          <text:p text:style-name="P64"><text:a xlink:type="simple" xlink:href="#__RefHeading___Toc1903_1549239723" text:style-name="Index_20_Link" text:visited-style-name="Index_20_Link">8 <text:s text:c="3"/></text:a><text:a xlink:type="simple" xlink:href="#__RefHeading___Toc1903_1549239723" text:style-name="Index_20_Link" text:visited-style-name="Index_20_Link"><text:span text:style-name="Source_20_Text">DIAGRAMA DE CLASSES</text:span></text:a><text:a xlink:type="simple" xlink:href="#__RefHeading___Toc1903_1549239723" text:style-name="Index_20_Link" text:visited-style-name="Index_20_Link"><text:tab/>29</text:a></text:p>
          <text:p text:style-name="P64"><text:a xlink:type="simple" xlink:href="#__RefHeading___Toc1905_1549239723" text:style-name="Index_20_Link" text:visited-style-name="Index_20_Link">9 <text:s text:c="3"/></text:a><text:a xlink:type="simple" xlink:href="#__RefHeading___Toc1905_1549239723" text:style-name="Index_20_Link" text:visited-style-name="Index_20_Link"><text:span text:style-name="Source_20_Text">FUNCIONALIDADES</text:span></text:a><text:a xlink:type="simple" xlink:href="#__RefHeading___Toc1905_1549239723" text:style-name="Index_20_Link" text:visited-style-name="Index_20_Link"><text:tab/>30</text:a></text:p>
          <text:p text:style-name="P69"><text:a xlink:type="simple" xlink:href="#__RefHeading___Toc1907_1549239723" text:style-name="Index_20_Link" text:visited-style-name="Index_20_Link">9.1 <text:s text:c="3"/>AUTENTICAÇÃO COM FACEBOOK<text:tab/>30</text:a></text:p>
          <text:p text:style-name="P69"><text:a xlink:type="simple" xlink:href="#__RefHeading___Toc1909_1549239723" text:style-name="Index_20_Link" text:visited-style-name="Index_20_Link">9.2 <text:s text:c="3"/>AUTENTICAÇÃO COM GOOGLE<text:tab/>30</text:a></text:p>
          <text:p text:style-name="P69"><text:a xlink:type="simple" xlink:href="#__RefHeading___Toc1911_1549239723" text:style-name="Index_20_Link" text:visited-style-name="Index_20_Link">9.3 <text:s text:c="3"/>AUTENTICAÇÃO PADRAO<text:tab/>30</text:a></text:p>
          <text:p text:style-name="P69"><text:a xlink:type="simple" xlink:href="#__RefHeading___Toc1913_1549239723" text:style-name="Index_20_Link" text:visited-style-name="Index_20_Link">9.4 <text:s text:c="3"/>LISTA DE ESTUDOS<text:tab/>30</text:a></text:p>
          <text:p text:style-name="P69"><text:a xlink:type="simple" xlink:href="#__RefHeading___Toc1915_1549239723" text:style-name="Index_20_Link" text:visited-style-name="Index_20_Link">9.5 <text:s text:c="3"/>LISTA DE VERSÍCULOS GRIFADOS<text:tab/>30</text:a></text:p>
          <text:p text:style-name="P64"><text:a xlink:type="simple" xlink:href="#__RefHeading___Toc1917_1549239723" text:style-name="Index_20_Link" text:visited-style-name="Index_20_Link">10 <text:s text:c="3"/></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31</text:a></text:p>
          <text:p text:style-name="P64"><text:a xlink:type="simple" xlink:href="#__RefHeading___Toc1211_1629433696" text:style-name="Index_20_Link" text:visited-style-name="Index_20_Link">11 <text:s text:c="3"/></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32</text:a></text:p>
          <text:p text:style-name="P64"><text:a xlink:type="simple" xlink:href="#__RefHeading___Toc12679_2137711369" text:style-name="Index_20_Link" text:visited-style-name="Index_20_Link">12 <text:s text:c="3"/></text:a><text:a xlink:type="simple" xlink:href="#__RefHeading___Toc12679_2137711369" text:style-name="Index_20_Link" text:visited-style-name="Index_20_Link"><text:span text:style-name="Source_20_Text">APÊNDICE</text:span></text:a><text:a xlink:type="simple" xlink:href="#__RefHeading___Toc12679_2137711369" text:style-name="Index_20_Link" text:visited-style-name="Index_20_Link"><text:tab/>33</text:a></text:p>
        </text:index-body>
      </text:table-of-content>
      <text:list xml:id="list5320604700764095704" text:style-name="Outline">
        <text:list-header>
          <text:h text:style-name="Heading_20_1" text:outline-level="1" text:is-list-header="true"><text:bookmark-start text:name="__RefHeading___Toc1199_1629433696"/><text:soft-page-break/>INTRODUÇÃO<text:bookmark-end text:name="__RefHeading___Toc1199_1629433696"/></text:h>
        </text:list-header>
      </text:list>
      <text:p text:style-name="P33"><text:span text:style-name="T35">Esta seção apresenta o projeto desenvolvido durante a disciplina de Trabalho e Conclusão de Curso, descrevendo os motivos que levaram à sua concepção, os trabalhos relacionados, os objetivos a serem alcançados e, finalmente, a estrutura desse documento.</text:span></text:p>
      <text:p text:style-name="P33"><text:span text:style-name="T35"/></text:p>
      <text:list xml:id="list5558656607979"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29">Atualmente vivemos a erá da globalização e constantemente são lançados novos serviços como sites de relacionamento, entretenimentos, serviços de utilidade pública dentre muitos outros e dentro deste contexto foi verificado a necessidade de <text:s/>um serviço voltado para estudantes da área teológica, tendo em vista este grupo específico de pessoas tem como objeto de estudo base os escritos Bíblicos.</text:span></text:p>
      <text:p text:style-name="P78"><text:tab/><text:span text:style-name="T30">Existe vários serviços que oferecem a Bíblia de forma digital para leitura e algum até permite compartilhar versículos específicos nas rede sociais, mas não atende as necessidade de quem quer fazer algo mais que não seja apenas a leitura. o PGEBIC propõem como solução o desenvolvimento de uma plataforma que resolva esse problema dando ao usuário mais autonomia em relação ao estudo bíblico.</text:span></text:p>
      <text:p text:style-name="Text_20_body"><text:span text:style-name="Fonte_20_parág._20_padrão"><text:tab/></text:span><office:annotation office:name="10"><dc:creator>Alana</dc:creator><dc:date>2017-08-31T11:56:00</dc:date><text:p>Confusa esta sentença</text:p><text:p>Reescreva ela</text:p></office:annotation><text:span text:style-name="Fonte_20_parág._20_padrão">Existe hoje </text:span><text:span text:style-name="Fonte_20_parág._20_padrão"><text:span text:style-name="T51">m</text:span></text:span><text:span text:style-name="Fonte_20_parág._20_padrão">ilhares de leitores da Bíblia, com os perfis mais variados possíveis daqueles que a fé como leitura diária até aos que desenvolvem teorias e pensamentos, </text:span><office:annotation-end office:name="10"/><text:span text:style-name="Fonte_20_parág._20_padrão">seja o motivo a fé ou razão, usando um site, um livro, um aplicativo para celular ou um programa de computador, por alguma razão muitos a leem, mas com essa diversidade de público existe algo em comum entre eles, e as tecnologias disponíveis não atendem de forma única e abrangente a todas elas. </text:span></text:p>
      <text:p text:style-name="P87"><text:span text:style-name="Fonte_20_parág._20_padrão"><text:span text:style-name="T2"><text:tab/></text:span></text:span><text:span text:style-name="Fonte_20_parág._20_padrão"><text:span text:style-name="T14">C</text:span></text:span><text:span text:style-name="Fonte_20_parág._20_padrão"><text:span text:style-name="T2">omo </text:span></text:span><text:span text:style-name="Fonte_20_parág._20_padrão"><text:span text:style-name="T14">solução para o problema, </text:span></text:span><text:span text:style-name="Fonte_20_parág._20_padrão"><text:span text:style-name="T2">propo</text:span></text:span><text:span text:style-name="Fonte_20_parág._20_padrão"><text:span text:style-name="T14">mos</text:span></text:span><text:span text:style-name="Fonte_20_parág._20_padrão"><text:span text:style-name="T2"> o desenvolvimento de um aplicativo web, permitindo ao usuário utilizá-lo em sua totalidade de qualquer lugar e em qualquer dispositivo desde que tenha acesso a internet. </text:span></text:span></text:p>
      <text:p text:style-name="P87"><text:span text:style-name="Fonte_20_parág._20_padrão"><text:span text:style-name="T2"/></text:span></text:p>
      <text:p text:style-name="P87"><text:soft-page-break/><text:span text:style-name="Fonte_20_parág._20_padrão"><text:span text:style-name="T2">No processo de desenvolvimento </text:span></text:span><text:span text:style-name="Fonte_20_parág._20_padrão"><text:span text:style-name="T13">faremos</text:span></text:span><text:span text:style-name="Fonte_20_parág._20_padrão"><text:span text:style-name="T2"> uso das linguagens </text:span></text:span><office:annotation office:name="5"><dc:creator>Alana</dc:creator><dc:date>2017-08-31T11:52:00</dc:date><text:p>Notas de rodapé para os sites oficiais de tais tecnologias.</text:p><text:p/><text:p>No desenvolvimento vc deve justificar a escolha destas tecnologias no seu desenvolvimento</text:p></office:annotation><text:span text:style-name="Fonte_20_parág._20_padrão"><text:span text:style-name="T2">PHP</text:span></text:span><office:annotation-end office:name="5"/><text:note text:id="ftn0" text:note-class="footnote"><text:note-citation>1</text:note-citation><text:note-body><text:p text:style-name="P46">http://php.net</text:p></text:note-body></text:note><text:span text:style-name="Fonte_20_parág._20_padrão"><text:span text:style-name="T2">, <text:s/></text:span></text:span><text:span text:style-name="Fonte_20_parág._20_padrão"><text:span text:style-name="T11">HTML</text:span></text:span><text:span text:style-name="Fonte_20_parág._20_padrão"><text:span text:style-name="T11"><text:note text:id="ftn1" text:note-class="footnote"><text:note-citation>2</text:note-citation><text:note-body><text:p text:style-name="P47">https://www.w3.org/html</text:p></text:note-body></text:note></text:span></text:span><text:span text:style-name="Fonte_20_parág._20_padrão"><text:span text:style-name="T2">, JavaScript e o banco de dados MySQL</text:span></text:span><text:span text:style-name="Fonte_20_parág._20_padrão"><text:span text:style-name="T2"><text:note text:id="ftn2" text:note-class="footnote"><text:note-citation>3</text:note-citation><text:note-body><text:p text:style-name="P47">https://www.mysql.com</text:p></text:note-body></text:note></text:span></text:span><text:span text:style-name="Fonte_20_parág._20_padrão"><text:span text:style-name="T2">, como base do núcleo para as regras de negócios usaremos o </text:span></text:span><office:annotation office:name="6"><dc:creator>Alana</dc:creator><dc:date>2017-08-31T11:51:00</dc:date><text:p>Palavras de outra língua devem aparecer em itálico.</text:p></office:annotation><text:span text:style-name="Fonte_20_parág._20_padrão"><text:span text:style-name="T8">framework</text:span></text:span><text:span text:style-name="Fonte_20_parág._20_padrão"><text:span text:style-name="T2"> </text:span></text:span><office:annotation-end office:name="6"/><text:span text:style-name="Fonte_20_parág._20_padrão"><text:span text:style-name="T15">CodeIgniter</text:span></text:span><text:span text:style-name="Fonte_20_parág._20_padrão"><text:span text:style-name="T8"><text:note text:id="ftn3" text:note-class="footnote"><text:note-citation>4</text:note-citation><text:note-body><text:p text:style-name="P47">https://codeigniter.com/</text:p></text:note-body></text:note></text:span></text:span><text:span text:style-name="Fonte_20_parág._20_padrão"><text:span text:style-name="T2">, e para armazenamento das informações será usado o servidor de banco de dados <text:s/>MySQL. Desta forma teremos o custo reduzido devido ao uso de ferramentas e serviços gratuitos</text:span></text:span></text:p>
      <text:list xml:id="list5559107959058" text:continue-numbering="true" text:style-name="Outline">
        <text:list-item>
          <text:list>
            <text:list-item>
              <text:h text:style-name="Heading_20_2" text:outline-level="2"><text:bookmark-start text:name="__RefHeading___Toc12411_2137711369"/>TRABALHOS RELACIONADOS<text:bookmark-end text:name="__RefHeading___Toc12411_2137711369"/></text:h>
            </text:list-item>
          </text:list>
        </text:list-item>
      </text:list>
      <text:p text:style-name="Text_20_body"/>
      <text:p text:style-name="Text_20_body"><text:tab/><text:span text:style-name="T43">Foi realizado uma análise de trabalhos relacionados e os tipos de funcionalidades disponibilizada pelos mesmos.</text:span></text:p>
      <text:p text:style-name="Text_20_body"><text:tab/><text:span text:style-name="T43">Na tabela 1 é feito um comparativo entre o dois domínios mais importantes relacionados ao assunto.</text:span></text:p>
      <text:p text:style-name="Text_20_body"/>
      <text:p text:style-name="P45"><text:bookmark-start text:name="_Toc414227362"/>Tabela <text:sequence text:ref-name="refTable0" text:name="Table" text:formula="ooow:Table+1" style:num-format="1">1</text:sequence> - Comparativo de trabalhos relacionados<text:bookmark-end text:name="_Toc4142273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61">Característica</text:p>
          </table:table-cell>
          <table:table-cell table:style-name="Tabela1.A1" office:value-type="string">
            <text:p text:style-name="P62"><text:span text:style-name="T52">b</text:span>iblia.com.br</text:p>
          </table:table-cell>
          <table:table-cell table:style-name="Tabela1.A1" office:value-type="string">
            <text:p text:style-name="P62">bibliaonline.com.br</text:p>
          </table:table-cell>
        </table:table-row>
        <table:table-row table:style-name="Tabela1.1">
          <table:table-cell table:style-name="Tabela1.A1" office:value-type="string">
            <text:p text:style-name="P42">Grifo de texto dinâmico</text:p>
          </table:table-cell>
          <table:table-cell table:style-name="Tabela1.B2" office:value-type="string">
            <text:p text:style-name="P37">Não disponibiliza</text:p>
          </table:table-cell>
          <table:table-cell table:style-name="Tabela1.C2" office:value-type="string">
            <text:p text:style-name="P39">Não disponibiliza</text:p>
          </table:table-cell>
        </table:table-row>
        <table:table-row table:style-name="Tabela1.1">
          <table:table-cell table:style-name="Tabela1.A1" office:value-type="string">
            <text:p text:style-name="P43">Texto para leituras</text:p>
          </table:table-cell>
          <table:table-cell table:style-name="Tabela1.B3" office:value-type="string">
            <text:p text:style-name="P38"><text:span text:style-name="T42">D</text:span>isponibiliza</text:p>
          </table:table-cell>
          <table:table-cell table:style-name="Tabela1.C3" office:value-type="string">
            <text:p text:style-name="P38"><text:span text:style-name="T42">D</text:span>isponibiliza</text:p>
          </table:table-cell>
        </table:table-row>
        <table:table-row table:style-name="Tabela1.1">
          <table:table-cell table:style-name="Tabela1.A4" office:value-type="string">
            <text:p text:style-name="P43">Mais de uma tradução</text:p>
          </table:table-cell>
          <table:table-cell table:style-name="Tabela1.B4" office:value-type="string">
            <text:p text:style-name="P41"><text:span text:style-name="T42">D</text:span>isponibiliza</text:p>
          </table:table-cell>
          <table:table-cell table:style-name="Tabela1.C4" office:value-type="string">
            <text:p text:style-name="P38"><text:span text:style-name="T42">D</text:span>isponibiliza</text:p>
          </table:table-cell>
        </table:table-row>
        <table:table-row table:style-name="Tabela1.1">
          <table:table-cell table:style-name="Tabela1.A1" office:value-type="string">
            <text:p text:style-name="P42">Múltiplos marcadores de leituras</text:p>
          </table:table-cell>
          <table:table-cell table:style-name="Tabela1.B5" office:value-type="string">
            <text:p text:style-name="P39">Não disponibiliza</text:p>
          </table:table-cell>
          <table:table-cell table:style-name="Tabela1.C5" office:value-type="string">
            <text:p text:style-name="P39">Não disponibiliza</text:p>
          </table:table-cell>
        </table:table-row>
        <table:table-row table:style-name="Tabela1.1">
          <table:table-cell table:style-name="Tabela1.A1" office:value-type="string">
            <text:p text:style-name="P42">Criação de estudos</text:p>
          </table:table-cell>
          <table:table-cell table:style-name="Tabela1.B6" office:value-type="string">
            <text:p text:style-name="P40">Não disponibiliza</text:p>
          </table:table-cell>
          <table:table-cell table:style-name="Tabela1.C6" office:value-type="string">
            <text:p text:style-name="P40">Não disponibiliza</text:p>
          </table:table-cell>
        </table:table-row>
        <table:table-row table:style-name="Tabela1.1">
          <table:table-cell table:style-name="Tabela1.A1" office:value-type="string">
            <text:p text:style-name="P42">Textos favoritos</text:p>
          </table:table-cell>
          <table:table-cell table:style-name="Tabela1.B7" office:value-type="string">
            <text:p text:style-name="P40">Não disponibiliza</text:p>
          </table:table-cell>
          <table:table-cell table:style-name="Tabela1.C7" office:value-type="string">
            <text:p text:style-name="P40">Não disponibiliza</text:p>
          </table:table-cell>
        </table:table-row>
        <table:table-row table:style-name="Tabela1.1">
          <table:table-cell table:style-name="Tabela1.A4" office:value-type="string">
            <text:p text:style-name="P42">Compartilhamento nas redes sociais</text:p>
          </table:table-cell>
          <table:table-cell table:style-name="Tabela1.B8" office:value-type="string">
            <text:p text:style-name="P38">Não disponibiliza</text:p>
          </table:table-cell>
          <table:table-cell table:style-name="Tabela1.C8" office:value-type="string">
            <text:p text:style-name="P39"><text:span text:style-name="T42">D</text:span>isponibiliza</text:p>
          </table:table-cell>
        </table:table-row>
      </table:table>
      <text:p text:style-name="P34"/>
      <text:p text:style-name="P34"/>
      <text:p text:style-name="P36"/>
      <text:list xml:id="list5559038651389" text:continue-numbering="true" text:style-name="Outline">
        <text:list-item>
          <text:list>
            <text:list-item>
              <text:h text:style-name="P91" text:outline-level="2"><text:bookmark-start text:name="__RefHeading___Toc13975_550551269"/><text:soft-page-break/><text:span text:style-name="Fonte_20_parág._20_padrão">OBJETIVO</text:span><text:bookmark-end text:name="__RefHeading___Toc13975_550551269"/></text:h>
            </text:list-item>
          </text:list>
        </text:list-item>
      </text:list>
      <text:p text:style-name="Text_20_body"><text:span text:style-name="Fonte_20_parág._20_padrão"/></text:p>
      <text:p text:style-name="P27"><text:span text:style-name="Fonte_20_parág._20_padrão"><text:span text:style-name="T31">Nessa seção são descritos os objetivos gerais e específicos a serem alcançados com o desenvolvimento desse trabalho de conclusão de curso.</text:span></text:span></text:p>
      <text:p text:style-name="P27"><text:span text:style-name="Fonte_20_parág._20_padrão"><text:span text:style-name="T31"/></text:span></text:p>
      <text:list xml:id="list5559226883470"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25"><text:span text:style-name="T32">O objetivo deste trabalho </text:span><text:span text:style-name="T33">é</text:span><text:span text:style-name="T32"> </text:span><text:span text:style-name="T34">o </text:span><text:span text:style-name="T32">desenvolv</text:span><text:span text:style-name="T34">imento de </text:span><text:span text:style-name="T32">um sistema computacional que </text:span><text:span text:style-name="T33">d</text:span>isponibiliz<text:span text:style-name="T40">e</text:span> aos usuários ferramenta<text:span text:style-name="T41">s</text:span> que os auxilie no desenvolvimento de pesquisas, <text:span text:style-name="T40">sermões </text:span>e <text:span text:style-name="T40">outros trabalhos relacionados aos escritos bíblicos de forma particular ou compartilhada.</text:span></text:p>
      <text:p text:style-name="P25"/>
      <text:list xml:id="list5558321143640"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text:span></text:span><office:annotation office:name="7"><dc:creator>Alana</dc:creator><dc:date>2017-08-31T11:54:00</dc:date><text:p>Pense nos objetivos específicos como subtarefas para alcançar o objetivo geral.</text:p></office:annotation><text:span text:style-name="Fonte_20_parág._20_padrão"><text:span text:style-name="T2">ESPECÍFICO</text:span></text:span><office:annotation-end office:name="7"/><text:bookmark-end text:name="__RefHeading___Toc861_229837395"/></text:h>
                </text:list-item>
              </text:list>
            </text:list-item>
          </text:list>
        </text:list-item>
      </text:list>
      <text:p text:style-name="Text_20_body"><text:span text:style-name="Fonte_20_parág._20_padrão"><text:span text:style-name="T2"/></text:span></text:p>
      <text:p text:style-name="P14"><text:span text:style-name="Fonte_20_parág._20_padrão"><text:span text:style-name="T31"><text:tab/>O trabalho tinha os seguintes objetivos específicos:</text:span></text:span></text:p>
      <text:p text:style-name="P26"><text:span text:style-name="Fonte_20_parág._20_padrão"><text:span text:style-name="T31"/></text:span></text:p>
      <text:list xml:id="list2488945265960680092" text:style-name="L1">
        <text:list-item>
          <text:p text:style-name="P71"><text:span text:style-name="Fonte_20_parág._20_padrão"><text:span text:style-name="T2">Investigas e procurar ferramentas que auxilie estudantes, pesquisadores e qualquer pessoa que se interesse pelo assunto na literatura e no mercado de </text:span></text:span><text:span text:style-name="Fonte_20_parág._20_padrão"><text:span text:style-name="T7">software</text:span></text:span><text:span text:style-name="Fonte_20_parág._20_padrão"><text:span text:style-name="T2">.</text:span></text:span></text:p>
        </text:list-item>
        <text:list-item>
          <text:p text:style-name="P72">Pesquisar por textos de traduções bíblias em português e juntar o maior numero possível alimentar a base de dados da plataforma.</text:p>
        </text:list-item>
        <text:list-item>
          <text:p text:style-name="P72">Pesquisar e desenvolver o motor de mineração de texto para implementar a função de textos sugestivos relacionados ao assunte em foco na tela do usuário. </text:p>
        </text:list-item>
        <text:list-item>
          <text:p text:style-name="P73">Pesquisar e desenvolver a camada e autenticação com o Facebook e Google .</text:p>
        </text:list-item>
        <text:list-item>
          <text:p text:style-name="P74">Pesquisar e desenvolver a infraestrutura com Docker para disponibilizar a ferramenta de forma escalável. </text:p>
        </text:list-item>
      </text:list>
      <text:list xml:id="list5558181197240" text:continue-list="list5558321143640" text:style-name="Outline">
        <text:list-item>
          <text:list>
            <text:list-item>
              <text:h text:style-name="Heading_20_2" text:outline-level="2"><text:bookmark-start text:name="_Toc413792775"/><text:bookmark-start text:name="__RefHeading___Toc15243_550551269"/><text:bookmark-start text:name="_Toc414228020"/><text:soft-page-break/>ORGANIZAÇÃO DO DOCUMENTO<text:bookmark-end text:name="_Toc413792775"/><text:bookmark-end text:name="__RefHeading___Toc15243_550551269"/><text:bookmark-end text:name="_Toc414228020"/></text:h>
            </text:list-item>
          </text:list>
        </text:list-item>
      </text:list>
      <text:p text:style-name="P68"/>
      <text:p text:style-name="P67"><text:bookmark-start text:name="__RefHeading___Toc12413_2137711369"/><text:span text:style-name="T44">O restante desse documento está organizado da seguinte forma. No capítulo 2 é </text:span><text:span text:style-name="T45">a </text:span><text:span text:style-name="T44">fundamenta</text:span><text:span text:style-name="T45">ção</text:span><text:span text:style-name="T44"> sobre algu</text:span><text:span text:style-name="T45">ns conceitos dentro da teologia fundamental para o </text:span><text:span text:style-name="T44">desenvolvimento do sistema proposto por esse projeto. No capítulo 3 é descrita a metodologia usada para o desenvolvimento desse trabalho. </text:span><text:span text:style-name="T45">No capítulo 4 é apresentada de forma detalhada a plataforma PGEBIC</text:span><text:span text:style-name="T44">. No capítulo </text:span><text:span text:style-name="T45">5</text:span><text:span text:style-name="T44"> é apresentada </text:span><text:span text:style-name="T45">o conceito da mineração de texto. No capítulo 6 é apresentada as tecnologias que foram usada no desenvolvimento do sistema. <text:s/>No capítulo 7 é apresentada os diagramas de casos de uso. <text:s/>No capítulo 8 é apresentada é apresentado os diagrama de classes e por fim no capítulo 9 é demostrado as funcionalidades do sistema.</text:span><text:bookmark-end text:name="__RefHeading___Toc12413_2137711369"/></text:p>
      <text:p text:style-name="P67"><text:span text:style-name="T44">No capítulo 4 é apresentada </text:span><office:annotation office:name="__Annotation__2441_1010037414"><dc:creator>Fabio</dc:creator><dc:date>2015-03-13T10:20:00</dc:date><loext:sender-initials>F</loext:sender-initials><text:p>Verifique se o termo correto é seção ou capítulo. </text:p></office:annotation><text:span text:style-name="T44">a</text:span><office:annotation-end office:name="__Annotation__2441_1010037414"/><text:span text:style-name="T44"> especificação detalhada da implementação do sistema. No</text:span></text:p>
      <text:p text:style-name="P20"/>
      <text:list xml:id="list5558066452562" text:continue-numbering="true" text:style-name="Outline">
        <text:list-item>
          <text:h text:style-name="P54" text:outline-level="1"><text:bookmark-start text:name="__RefHeading___Toc2147_1549239723"/>FUNDAMENTAÇÃO TEÓRICA<text:bookmark-end text:name="__RefHeading___Toc2147_1549239723"/></text:h>
          <text:list>
            <text:list-item>
              <text:h text:style-name="Heading_20_2" text:outline-level="2"><text:bookmark-start text:name="__RefHeading___Toc2149_1549239723"/>HISTÓRIA <text:span text:style-name="T21">DA BÍBLIA</text:span><text:bookmark-end text:name="__RefHeading___Toc2149_1549239723"/></text:h>
            </text:list-item>
          </text:list>
        </text:list-item>
      </text:list>
      <text:p text:style-name="Text_20_body"/>
      <text:p text:style-name="P80"><text:span text:style-name="T28"><text:tab/>O termo Bíblia significa</text:span><text:span text:style-name="T50"> “Biblion”</text:span><text:span text:style-name="T28"> (Rolo ou Livro). Segundo a tradução dos cristãos, a bíblia foi escrita por 40 escritores e o Antigo Testamento foi concebido por volta dos </text:span><text:span text:style-name="T22">anos 1.500 </text:span><text:span text:style-name="T25">A.C</text:span><text:span text:style-name="T22"> e 450 </text:span><text:span text:style-name="T25">A.C,</text:span><text:span text:style-name="T22"> </text:span><text:span text:style-name="T26">o</text:span><text:span text:style-name="T22"> </text:span><text:span text:style-name="T26">Novo T</text:span><text:span text:style-name="T22">estamento foi escrito entre 45 </text:span><text:span text:style-name="T25">D.C</text:span><text:span text:style-name="T22"> e 90 </text:span><text:span text:style-name="T26">D</text:span><text:span text:style-name="T25">.C, </text:span><text:span text:style-name="T22"><text:s/></text:span><text:span text:style-name="T27">segundo a fé cristã a b</text:span><text:span text:style-name="T23">íblia </text:span><text:span text:style-name="T27">foi escrita </text:span><text:span text:style-name="T23">por pessoas sob efeito da inspiração <text:s/>divina </text:span><text:span text:style-name="T27">e está </text:span><text:span text:style-name="T23">dividida em duas partes, Antigo </text:span><text:span text:style-name="T27">e</text:span><text:span text:style-name="T23"> Novo Testamento. </text:span><text:span text:style-name="T24">O </text:span><text:span text:style-name="T27">Antigo</text:span><text:span text:style-name="T24"> Testamento conta a historia do mundo desde a criação até a volta dos judeus do exílio babilônico, no seculo </text:span><text:span text:style-name="T27">IV</text:span><text:span text:style-name="T24"> </text:span><text:span text:style-name="T27">A.C,</text:span><text:span text:style-name="T24"> </text:span><text:span text:style-name="T27">o</text:span><text:span text:style-name="T24"> Novo Testamento apresenta a historia de Jesus Cristo e a pregação de seus ensinamentos, durante sua vida e após sua morte e ressurreição.</text:span></text:p>
      <text:list xml:id="list5557932778585" text:continue-numbering="true" text:style-name="Outline">
        <text:list-item>
          <text:list>
            <text:list-item>
              <text:h text:style-name="P88" text:outline-level="2"><text:bookmark-start text:name="__RefHeading___Toc2157_1549239723"/>TRADUÇÕES <text:span text:style-name="T21">BÍBLICAS</text:span><text:bookmark-end text:name="__RefHeading___Toc2157_1549239723"/></text:h>
            </text:list-item>
          </text:list>
        </text:list-item>
      </text:list>
      <text:p text:style-name="Text_20_body"/>
      <text:p text:style-name="P81"><text:tab/>Umas vez que a maioria das pessoas não conhece grego nem <text:s/>hebraico, a leitura da Bíblia deve necessariamente ser feita por meio de traduções. Atualmente <text:soft-page-break/>existem muitas traduções boas, as quais se encaixam em dua categorias, as que mais se aproximam do texto literal e as que mais <text:span text:style-name="T53">se aproxima </text:span>da linguagem contemporânea, <text:span text:style-name="T53">a</text:span>mbas tem qualidades e defeitos porém, o mais importante é o leitor utilizar aquela que lhe ofereça melhor compreensão. </text:p>
      <text:p text:style-name="P81"><text:span text:style-name="T53"><text:tab/>O</text:span>s textos bíblicos eram originalmente copiados a mão pelos escribas em rolos de pergaminho, <text:span text:style-name="T53">c</text:span>ontudo, eram rolos difíceis de manusear e, por volta do séculos <text:span text:style-name="T53">II</text:span>, começaram a ser substituídos por códices, um dos primeiros formatos de livro, com as páginas dobradas e fixadas nas laterais.</text:p>
      <text:list xml:id="list5559534519010" text:continue-numbering="true" text:style-name="Outline">
        <text:list-item>
          <text:list>
            <text:list-item>
              <text:h text:style-name="Heading_20_2" text:outline-level="2"><text:bookmark-start text:name="__RefHeading___Toc2159_1549239723"/>TEOLOGIA <text:bookmark-end text:name="__RefHeading___Toc2159_1549239723"/></text:h>
            </text:list-item>
          </text:list>
        </text:list-item>
      </text:list>
      <text:p text:style-name="Text_20_body"/>
      <text:p text:style-name="P82"><text:tab/>Teologia Vem de duas palavras grega<text:span text:style-name="T54">s, </text:span><text:s/>“<text:span text:style-name="T49">Theos e Logos</text:span>” <text:span text:style-name="T54">T</text:span>heos que<text:span text:style-name="T54">r</text:span> dizer Deus e <text:span text:style-name="T54">l</text:span>ogos, <text:span text:style-name="T54">d</text:span>iscurso<text:span text:style-name="T54">s</text:span>, <text:span text:style-name="T54">p</text:span>alavras, <text:span text:style-name="T54">t</text:span>ratados. Juntando as duas significa estudo sobre Deus ou estudo acerca d<text:span text:style-name="T54">a</text:span> quest<text:span text:style-name="T54">ão</text:span> Deus ou coisa relacionada sobre Deus.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p>
      <text:p text:style-name="P82"><text:tab/>Aprender Teologia é analisar as religiões em seus contextos históricos e entender como elas se desenvolveram ao longo da história. </text:p>
      <text:list xml:id="list5558883996871"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Text_20_body"/>
      <text:p text:style-name="P83"><text:tab/>A Palavra Homilética vem do grego <text:span text:style-name="T49">Homilia</text:span> que significa <text:span text:style-name="T55">p</text:span>ersuasão, <text:span text:style-name="T55">a</text:span>ssim sendo muito<text:span text:style-name="T55">s</text:span> definem a homilética como a Arte de Pregar. As primeiras teorias acerca da homiléticas surgiram entre 345 e 405 <text:span text:style-name="T55">D</text:span>.C. </text:p>
      <text:p text:style-name="P83"><text:tab/>Nos escrito de <text:span text:style-name="T55">C</text:span>risóstomo, pregador da igreja primitiva e também por agostinho, <text:span text:style-name="T55">a</text:span> Homilética é uma área da <text:span text:style-name="T55">teologia</text:span> que esta preocupada com a preparação a correta preparação e a correta exposição do sermão, <text:span text:style-name="T55">a h</text:span>omilética classifica o sermão em tipo, de modo que temos o sermão o <text:span text:style-name="T55">t</text:span>extual, <text:span text:style-name="T55">t</text:span>emático <text:span text:style-name="T55">e </text:span>expositivo, <text:span text:style-name="T55">a Ho</text:span>milética serve para o<text:span text:style-name="T55">s</text:span> ensinador(a), <text:s/>educador(a) eles podem e devem fazer usos <text:span text:style-name="T55">dos</text:span> princípios da Homilética.</text:p>
      <text:list xml:id="list5560057008853" text:continue-numbering="true" text:style-name="Outline">
        <text:list-item>
          <text:list>
            <text:list-item>
              <text:list>
                <text:list-item>
                  <text:h text:style-name="Heading_20_3" text:outline-level="3"><text:bookmark-start text:name="__RefHeading___Toc2163_1549239723"/><text:soft-page-break/>ESCATOLOGIA<text:bookmark-end text:name="__RefHeading___Toc2163_1549239723"/></text:h>
                </text:list-item>
              </text:list>
            </text:list-item>
          </text:list>
        </text:list-item>
      </text:list>
      <text:p text:style-name="Text_20_body"/>
      <text:p text:style-name="P84"><text:tab/><text:span text:style-name="T56">É</text:span> a área da teologia que trata das última coisas, <text:span text:style-name="T56">o</text:span> <text:span text:style-name="T56">t</text:span>ermo deriva de uma combinação das palavras grega <text:span text:style-name="T49">eschatos</text:span>, que significa “último”, e <text:span text:style-name="T49">logos</text:span>, que significa <text:span text:style-name="T57">p</text:span>alavras, o sufixo português “logia” significa estudo, ciências ou doutrina. </text:p>
      <text:p text:style-name="P85"><text:tab/>O termo <text:span text:style-name="Strong_20_Emphasis"><text:span text:style-name="T58">"Escatologia"</text:span></text:span><text:span text:style-name="Strong_20_Emphasis"> </text:span>não aparece na Bíblia, <text:span text:style-name="T59">e</text:span>ntretanto é o termo usado para definir o conjunto de ensinos bíblicos relacionados à Segunda Vinda de Cristo a este mundo, <text:span text:style-name="T59">a</text:span> escatologia pertence ao campo da <text:span text:style-name="T60">profecia.</text:span> </text:p>
      <text:p text:style-name="P85"><text:tab/>A preocupação principal do estudo da escatologia é interpretar os textos proféticos das <text:span text:style-name="T60">e</text:span>scrituras, observa-se também que a Bíblia não se trata de uma mera obra clássica, mas <text:span text:style-name="T60">de</text:span> um livro que traz, totais considerações para se entender o porquê dos acontecimentos mundiais.</text:p>
      <text:list xml:id="list5559670290558"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86"><text:tab/>A Palavra Hermenêutica Vem da línguas grega <text:span text:style-name="T49">Hermeneia</text:span> e significa <text:span text:style-name="T61">c</text:span>omunicação, <text:span text:style-name="T61">o </text:span>ato de interpretar, traduzir e atualizar a mensagem de um texto. O verbo <text:span text:style-name="T49">interpretar</text:span> em nossos dicionários significa, ajuizar a intenção, o sentido de explicar ou aclarar o sentido, traduzir, decifrar, esclarecer. Segundo João Batista Herkenhoff hermenêutica é a interpretação do sentido das palavras. Para Martim Heidegger, a Hermenêutica é sempre uma compreensão do sentido, buscar o ser que me fala e o mundo a partir do qual ele me fala descobrir atrás da linguagem o sentido radical, ou seja, o discurso. A Hermenêutica tem por objetivo o estudo e a sistematização dos processos aplicáveis para determinar o sentido e o alcance das expressões do direito. A Hermenêutica pode ser utilizada em diversas <text:s/>área de estudo como <text:span text:style-name="T61">por exemplo a área de d</text:span>ireito. O conhecimento também é uma hermenêutica <text:span text:style-name="T61">h</text:span>oje mais do que nunca, a palavra hermenêutica perde sentido pois presume uma interpretação leviana sem um espírito próprio do contexto dos factos sucedidos. o exemplo claro é o de surgimento de muit<text:span text:style-name="T61">os grupos religiosos com ideias distintas</text:span> que tem como o ponto de seu surgimento justificativo os trechos bíblicos. </text:p>
      <text:p text:style-name="P86"><text:soft-page-break/></text:p>
      <text:list xml:id="list5558342138665" text:continue-numbering="true" text:style-name="Outline">
        <text:list-item>
          <text:h text:style-name="P55" text:outline-level="1"><text:bookmark-start text:name="__RefHeading___Toc2388_1549239723"/><text:span text:style-name="T62">METODOLOGIA</text:span><text:bookmark-end text:name="__RefHeading___Toc2388_1549239723"/></text:h>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44">Durante a implementação desse projeto, foram desenvolvidas as seguintes atividades:</text:p>
      <text:list xml:id="list8638774252226243524" text:style-name="WWNum3">
        <text:list-item>
          <text:p text:style-name="P53"><text:span text:style-name="T36">Estudo sobre o domínio da aplicação: </text:span><text:span text:style-name="T31">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list-item>
        <text:list-item>
          <text:p text:style-name="P66"><text:span text:style-name="T46">Especificação: </text:span><text:span text:style-name="T47">nesta atividade, foi feita a especificação da ferramenta, através da realização de atividades como o levantamento dos requisitos funcionais e não funcionais e a especificação do projeto arquitetural; </text:span></text:p>
        </text:list-item>
        <text:list-item>
          <text:p text:style-name="P66"><text:span text:style-name="T46">Implementação: </text:span><text:span text:style-name="T47">corresponde à implementação da ferramenta. Esta implementação foi realizada em etapas: criação de funcionalidades básicas, concepção e desenvolvimento de relatórios, concepção e desenvolvimento de gráficos;</text:span></text:p>
        </text:list-item>
        <text:list-item>
          <text:p text:style-name="P66"><text:span text:style-name="T46">Validação: </text:span><text:span text:style-name="T47">nesta atividade, foram realizados testes sobre o sistema; </text:span></text:p>
        </text:list-item>
        <text:list-item>
          <text:p text:style-name="P66"><text:span text:style-name="T46">Deployment: </text:span><text:span text:style-name="T48">nesta atividade o </text:span><office:annotation office:name="__Annotation__3028_1010037414"><dc:creator>Fabio</dc:creator><dc:date>2015-03-13T15:41:00</dc:date><loext:sender-initials>F</loext:sender-initials><text:p>Ou você chama seu trabalho sempre de ferramenta ou você chama sempre de sistema, mantendo a consistência. Você não pode chamar de ferramenta em alguns trechos e de sistema em outros. </text:p></office:annotation><text:span text:style-name="T48">sistema</text:span><office:annotation-end office:name="__Annotation__3028_1010037414"/><text:span text:style-name="T48"> foi instalado em um cliente para o início do uso do mesmo;</text:span></text:p>
        </text:list-item>
        <text:list-item>
          <text:p text:style-name="P66"><text:span text:style-name="T46">Ajustes Requeridos: </text:span><text:span text:style-name="T48">esta atividade serviu para ser a realização de alguns pequenos ajuste para a melhor adaptação do cliente ao sistema;</text:span></text:p>
        </text:list-item>
        <text:list-item>
          <text:p text:style-name="P66"><text:span text:style-name="Fonte_20_parág._20_padrão"><text:span text:style-name="T46">Elaboração do documento final: </text:span></text:span><text:span text:style-name="Fonte_20_parág._20_padrão"><text:span text:style-name="T47">esta etapa corresponde à escrita do documento final do TCC. </text:span></text:span></text:p>
          <text:p text:style-name="P66"><text:span text:style-name="Fonte_20_parág._20_padrão"><text:span text:style-name="T47"/></text:span></text:p>
        </text:list-item>
      </text:list>
      <text:list xml:id="list5557974224870" text:continue-list="list5558342138665" text:style-name="Outline">
        <text:list-item>
          <text:list>
            <text:list-item>
              <text:h text:style-name="Heading_20_2" text:outline-level="2"><text:bookmark-start text:name="__RefHeading___Toc12581_2137711369"/>PROCESSO DE DESENVOLVIMENTO DE SOFTWARE<text:bookmark-end text:name="__RefHeading___Toc12581_2137711369"/></text:h>
            </text:list-item>
          </text:list>
        </text:list-item>
      </text:list>
      <text:p text:style-name="P21"/>
      <text:p text:style-name="P31"><text:span text:style-name="T31">A elaboração e criação de um processo de </text:span><text:span text:style-name="T37">software</text:span><text:span text:style-name="T31"> abrangem conceitos teóricos e práticos, </text:span><office:annotation office:name="__Annotation__3050_1010037414"><dc:creator>Fabio</dc:creator><dc:date>2015-03-13T15:44:00</dc:date><loext:sender-initials>F</loext:sender-initials><text:p>????????</text:p></office:annotation><text:span text:style-name="T31">fundamentados em uma engenharia de software que necessita da escolha de uma tecnologia adequada ao mercado, como também, de um processo de desenvolvimento.</text:span><office:annotation-end office:name="__Annotation__3050_1010037414"/></text:p>
      <text:p text:style-name="P31"><text:soft-page-break/><text:span text:style-name="T31">O processo de desenvolvimento de </text:span><text:span text:style-name="T37">software</text:span><text:span text:style-name="T31"> é um conjunto de atividades ordenadas, que busca a conclusão de um produto de </text:span><text:span text:style-name="T37">software</text:span><text:span text:style-name="T31">. Esse processo é considerado um dos principais métodos para se obter um software de qualidade, respeitando as regras contratuais de desenvolvimento.</text:span></text:p>
      <text:p text:style-name="P32"><text:span text:style-name="T31">Nas lições de </text:span><office:annotation office:name="__Annotation__3064_1010037414"><dc:creator>Fabio</dc:creator><dc:date>2015-03-13T15:47:00</dc:date><loext:sender-initials>F</loext:sender-initials><text:p>Essa referência tá esquisita. Verifique se o formato da citação é esse mesmo</text:p></office:annotation><text:span text:style-name="T39">Humphrey (1990)</text:span><text:span text:style-name="T31">, </text:span><office:annotation-end office:name="__Annotation__3064_1010037414"/><text:span text:style-name="T31">um processo de desenvolvimento de software é um conjunto de ferramentas, métodos e práticas usadas para construir um produto de software.</text:span></text:p>
      <text:p text:style-name="P30">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31"><text:span text:style-name="T31">Buscando uma melhor alternativa para o desenvolvimento de projetos de pequeno porte, foi criado o </text:span><text:span text:style-name="T37">easYProcess </text:span><text:span text:style-name="T31">(</text:span><office:annotation office:name="__Annotation__3074_1010037414"><dc:creator>Fabio</dc:creator><dc:date>2015-03-13T15:48:00</dc:date><loext:sender-initials>F</loext:sender-initials><text:p>Referência</text:p></office:annotation><text:span text:style-name="T31">YP</text:span><office:annotation-end office:name="__Annotation__3074_1010037414"/><text:span text:style-name="T31">), que é um processo de desenvolvimento de software simplificado, amparado em práticas de XP (</text:span><text:span text:style-name="T38">eXtreme Programming</text:span><text:span text:style-name="T31">), </text:span><office:annotation office:name="__Annotation__3084_1010037414"><dc:creator>Fabio</dc:creator><dc:date>2015-03-13T15:49:00</dc:date><loext:sender-initials>F</loext:sender-initials><text:p>Referência, Referência e Referência, além de adicionar o significado das siglas</text:p></office:annotation><text:span text:style-name="T31">RUP</text:span><office:annotation-end office:name="__Annotation__3084_1010037414"/><text:span text:style-name="T31"> (</text:span><text:span text:style-name="st"><text:span text:style-name="T37">Rational Unified Process</text:span></text:span><text:span text:style-name="T31">) e </text:span><text:span text:style-name="T37">Agile Modeling</text:span><text:span text:style-name="T31">.</text:span></text:p>
      <text:p text:style-name="P31"><text:span text:style-name="T31">O </text:span><text:span text:style-name="T37">easYProcess</text:span><text:span text:style-name="T31">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30">A primeira fase do processo requer que sejam definidos os papéis de cada pessoa envolvida no projeto, como o desenvolvedor, usuário, cliente, testador, entre outros. Levando em consideração de que se trata de projetos de pequeno ou médio porte, as pessoas que integram a equipe de desenvolvimento poderão acumular mais de um papel. Após estarem definidas as funções, torna-se de extrema importância realizar reuniões com os clientes e usuários.</text:p>
      <text:p text:style-name="P30">Esse encontro serve para aparar as arestas, colher informações para gerar o documento de visão que, sendo validado pelo cliente, funcionará como contrato de serviço entre o cliente e a equipe de desenvolvimento.</text:p>
      <text:p text:style-name="P31"><text:span text:style-name="T31">Definidos os pontos para o início da produção, a equipe de desenvolvimento deverá elaborar o projeto arquitetural e o modelo lógico de dados, além de fazer </text:span><text:soft-page-break/><text:span text:style-name="T31">uma estimativa do tempo necessário para a implementação. A estimativa do prazo para a implementação irá definir a viabilidade ou não do projeto de </text:span><text:span text:style-name="T37">software</text:span><text:span text:style-name="T31">.</text:span></text:p>
      <text:p text:style-name="P31"><text:span text:style-name="T31">Em seguida inicia-se a etapa do planejamento, que é formada por dois planos: release e iteração. Ambos os planos possuem períodos prefixados com variação de escopo permitida. Na </text:span><text:span text:style-name="T37">release</text:span><text:span text:style-name="T31">, aloca-se as </text:span><text:span text:style-name="T37">user stories</text:span><text:span text:style-name="T31"> de acordo com as prioridades do cliente. Na iteração, as </text:span><text:span text:style-name="T37">user stories</text:span><text:span text:style-name="T31">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30">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capazes de determinar a satisfação ou não diante do que foi apresentado. Sempre se faz necessária a presença do cliente nas reuniões de acompanhamento, pois este é quem define como concluída ou não uma user story.</text:p>
      <text:p text:style-name="P31"><text:span text:style-name="T31">Diante do exposto, torna-se possível definir algumas características do</text:span><text:span text:style-name="T37"> easYProcess, como</text:span><text:span text:style-name="T31">: a importância da participação do cliente no processo, os diferentes papéis desempenhados pela mesma pessoa, as releases e iterações curtas, a variação no escopo do projeto e não do tempo, entre outras.</text:span></text:p>
      <text:p text:style-name="P30">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o setor de desenvolvimento concentre-se no produto que está sendo produzido, justificado pelo fato de que não será gasto tempo com a elaboração e manutenção de artefatos.</text:p>
      <text:p text:style-name="P30">Devido a essas características, o processo YP foi escolhido como base para o desenvolvimento desse projeto. Vale salientar que o processo serviu apenas como base, não sendo adotados todos os seus requisitos haja vista que esse trabalho foi elaborado por apenas uma pessoa.</text:p>
      <text:p text:style-name="P35"><text:soft-page-break/><text:span text:style-name="T31">Dentre as atividades previstas pelo processo, foram realizadas: as reuniões com o cliente, a utilização de </text:span><text:span text:style-name="T37">user stories</text:span><text:span text:style-name="T31"> para definição de releases e testes de aceitação realizados pelo cliente. </text:span></text:p>
      <text:p text:style-name="P21"><text:span text:style-name="Fonte_20_parág._20_padrão"><text:span text:style-name="T2"/></text:span></text:p>
      <text:list xml:id="list5558834141522" text:continue-numbering="true" text:style-name="Outline">
        <text:list-item>
          <text:h text:style-name="P57" text:outline-level="1"><text:bookmark-start text:name="__RefHeading___Toc1207_1629433696"/>O <text:span text:style-name="T20">PGEBIC</text:span><text:bookmark-end text:name="__RefHeading___Toc1207_1629433696"/></text:h>
        </text:list-item>
      </text:list>
      <text:p text:style-name="Text_20_body"/>
      <text:p text:style-name="Text_20_body"><text:span text:style-name="Fonte_20_parág._20_padrão"><text:span text:style-name="T2"/></text:span></text:p>
      <text:p text:style-name="P17"/>
      <text:p text:style-name="Text_20_body"/>
      <text:list xml:id="list5559051519390" text:continue-numbering="true" text:style-name="Outline">
        <text:list-item>
          <text:h text:style-name="P56" text:outline-level="1"><text:bookmark-start text:name="__RefHeading___Toc12415_2137711369"/>MINERAÇÃO DE TEXTO<text:bookmark-end text:name="__RefHeading___Toc12415_2137711369"/></text:h>
        </text:list-item>
      </text:list>
      <text:p text:style-name="P19">DESCOBERTA DE CONHECIMENTO</text:p>
      <text:list xml:id="list5558930176567" text:continue-numbering="true" text:style-name="Outline">
        <text:list-item>
          <text:h text:style-name="P58" text:outline-level="1"><text:bookmark-start text:name="__RefHeading___Toc1883_1549239723"/>TECNOLOGIAS <text:bookmark-end text:name="__RefHeading___Toc1883_1549239723"/></text:h>
          <text:list>
            <text:list-item>
              <text:h text:style-name="Heading_20_2" text:outline-level="2"><text:bookmark-start text:name="__RefHeading___Toc1885_1549239723"/>PHP<text:bookmark-end text:name="__RefHeading___Toc1885_1549239723"/></text:h>
            </text:list-item>
            <text:list-item>
              <text:h text:style-name="Heading_20_2" text:outline-level="2"><text:bookmark-start text:name="__RefHeading___Toc1887_1549239723"/>JAVASCRIPT <text:bookmark-end text:name="__RefHeading___Toc1887_1549239723"/></text:h>
            </text:list-item>
            <text:list-item>
              <text:h text:style-name="Heading_20_2" text:outline-level="2"><text:bookmark-start text:name="__RefHeading___Toc1889_1549239723"/>MYSQL<text:bookmark-end text:name="__RefHeading___Toc1889_1549239723"/></text:h>
            </text:list-item>
            <text:list-item>
              <text:h text:style-name="Heading_20_2" text:outline-level="2"><text:bookmark-start text:name="__RefHeading___Toc1891_1549239723"/>CSS<text:bookmark-end text:name="__RefHeading___Toc1891_1549239723"/></text:h>
            </text:list-item>
            <text:list-item>
              <text:h text:style-name="Heading_20_2" text:outline-level="2"><text:bookmark-start text:name="__RefHeading___Toc1893_1549239723"/>TWITTER BOOTSTRAP<text:bookmark-end text:name="__RefHeading___Toc1893_1549239723"/></text:h>
            </text:list-item>
            <text:list-item>
              <text:h text:style-name="Heading_20_2" text:outline-level="2"><text:bookmark-start text:name="__RefHeading___Toc1895_1549239723"/>CODEIGNITER <text:bookmark-end text:name="__RefHeading___Toc1895_1549239723"/></text:h>
            </text:list-item>
            <text:list-item>
              <text:h text:style-name="Heading_20_2" text:outline-level="2"><text:bookmark-start text:name="__RefHeading___Toc1897_1549239723"/>GIT<text:bookmark-end text:name="__RefHeading___Toc1897_1549239723"/></text:h>
            </text:list-item>
            <text:list-item>
              <text:h text:style-name="Heading_20_2" text:outline-level="2"><text:bookmark-start text:name="__RefHeading___Toc1899_1549239723"/>AUTH 2.0<text:bookmark-end text:name="__RefHeading___Toc1899_1549239723"/></text:h>
            </text:list-item>
          </text:list>
        </text:list-item>
      </text:list>
      <text:h text:style-name="P75" text:outline-level="1"/>
      <text:list xml:id="list5558891897745" text:continue-numbering="true" text:style-name="Outline">
        <text:list-item>
          <text:h text:style-name="P59" text:outline-level="1"><text:bookmark-start text:name="__RefHeading___Toc1901_1549239723"/>DIAGRAMA DE CASO DE USO<text:bookmark-end text:name="__RefHeading___Toc1901_1549239723"/></text:h>
        </text:list-item>
        <text:list-item>
          <text:h text:style-name="P59" text:outline-level="1"><text:bookmark-start text:name="__RefHeading___Toc1903_1549239723"/>DIAGRAMA DE CLASSES<text:bookmark-end text:name="__RefHeading___Toc1903_1549239723"/></text:h>
        </text:list-item>
        <text:list-item>
          <text:h text:style-name="P56" text:outline-level="1"><text:bookmark-start text:name="__RefHeading___Toc1905_1549239723"/>FUNCIONALIDADES<text:bookmark-end text:name="__RefHeading___Toc1905_1549239723"/></text:h>
          <text:list>
            <text:list-item>
              <text:h text:style-name="P89" text:outline-level="2"><text:bookmark-start text:name="__RefHeading___Toc1907_1549239723"/>AUTENTICAÇÃO COM FACEBOOK<text:bookmark-end text:name="__RefHeading___Toc1907_1549239723"/></text:h>
            </text:list-item>
            <text:list-item>
              <text:h text:style-name="P89" text:outline-level="2"><text:bookmark-start text:name="__RefHeading___Toc1909_1549239723"/>AUTENTICAÇÃO COM GOOGLE<text:bookmark-end text:name="__RefHeading___Toc1909_1549239723"/></text:h>
            </text:list-item>
            <text:list-item>
              <text:h text:style-name="P89" text:outline-level="2"><text:bookmark-start text:name="__RefHeading___Toc1911_1549239723"/>AUTENTICAÇÃO PADRAO<text:bookmark-end text:name="__RefHeading___Toc1911_1549239723"/></text:h>
            </text:list-item>
            <text:list-item>
              <text:h text:style-name="P89" text:outline-level="2"><text:bookmark-start text:name="__RefHeading___Toc1913_1549239723"/>LISTA DE ESTUDOS<text:bookmark-end text:name="__RefHeading___Toc1913_1549239723"/></text:h>
            </text:list-item>
            <text:list-item>
              <text:h text:style-name="P90" text:outline-level="2"><text:bookmark-start text:name="__RefHeading___Toc1915_1549239723"/><text:span text:style-name="T18">LISTA DE VERSÍCULOS GRIFADOS</text:span> <text:bookmark-end text:name="__RefHeading___Toc1915_1549239723"/></text:h>
            </text:list-item>
          </text:list>
        </text:list-item>
      </text:list>
      <text:p text:style-name="P18"/>
      <text:list xml:id="list5558254532127" text:continue-numbering="true" text:style-name="Outline">
        <text:list-item>
          <text:h text:style-name="P60" text:outline-level="1"><text:bookmark-start text:name="__RefHeading___Toc1917_1549239723"/>CONCLUSÃO<text:bookmark-end text:name="__RefHeading___Toc1917_1549239723"/></text:h>
        </text:list-item>
      </text:list>
      <text:h text:style-name="P76" text:outline-level="1"/>
      <text:list xml:id="list5559870230816" text:continue-numbering="true" text:style-name="Outline">
        <text:list-item>
          <text:h text:style-name="P56" text:outline-level="1"><text:bookmark-start text:name="__RefHeading___Toc1211_1629433696"/>REFERÊNCIAS<text:bookmark-end text:name="__RefHeading___Toc1211_1629433696"/></text:h>
        </text:list-item>
      </text:list>
      <text:list xml:id="list670625219707091303" text:style-name="L2">
        <text:list-item>
          <text:p text:style-name="P77"><text:span text:style-name="Fonte_20_parág._20_padrão"><text:span text:style-name="T2">BENEDITO, Carlos Sica. </text:span></text:span><text:span text:style-name="Fonte_20_parág._20_padrão"><text:span text:style-name="T8">PHP Com Tudo</text:span></text:span><text:span text:style-name="Fonte_20_parág._20_padrão"><text:span text:style-name="T2">. Editora Ciência Moderna Ltda. 1ª ed. Rio de Janeiro, 2011.</text:span></text:span></text:p>
        </text:list-item>
        <text:list-item>
          <text:p text:style-name="P77"><text:span text:style-name="Fonte_20_parág._20_padrão"><text:span text:style-name="T2">GABARDO, Ademir Cristiano.</text:span></text:span><text:span text:style-name="Fonte_20_parág._20_padrão"><text:span text:style-name="T8"> PHP e MVC com CodeIgniter</text:span></text:span><text:span text:style-name="Fonte_20_parág._20_padrão"><text:span text:style-name="T2">. Novatec Editora Ltda. 1ª ed. São Paulo, Novembro de 2012.</text:span></text:span></text:p>
        </text:list-item>
        <text:list-item>
          <text:p text:style-name="P77"><text:span text:style-name="Fonte_20_parág._20_padrão"><text:span text:style-name="T2">Portal Wikipédia. </text:span></text:span><text:span text:style-name="Fonte_20_parág._20_padrão"><text:span text:style-name="T8">Bíblia</text:span></text:span><text:span text:style-name="Fonte_20_parág._20_padrão"><text:span text:style-name="T2">, Disponível em: <text:s/>&lt;http://pt.wikipedia.org/wiki/Bíblia&gt; Acesso em 18 de novembro de 2014</text:span></text:span></text:p>
        </text:list-item>
      </text:list>
      <text:list xml:id="list5558990068242" text:continue-list="list5559870230816" text:style-name="Outline">
        <text:list-item>
          <text:h text:style-name="P56" text:outline-level="1"><text:bookmark-start text:name="__RefHeading___Toc12679_2137711369"/>APÊNDICE<text:bookmark-end text:name="__RefHeading___Toc12679_2137711369"/></text:h>
        </text:list-item>
      </text:list>
      <text:p text:style-name="Text_20_body"><text:span text:style-name="Fonte_20_parág._20_padrão"><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4" svg:font-family="Arial"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text:select-page="current">32</text:page-number></text:p>
      </style:header>
    </style:master-page>
    <style:master-page style:name="First_20_Page" style:display-name="First Page" style:page-layout-name="Mpm1" style:next-style-name="Standard"/>
    <style:master-page style:name="Index" style:page-layout-name="Mpm1"/>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155</meta:editing-cycles>
    <meta:editing-duration>P1DT3H7M42S</meta:editing-duration>
    <dc:date>2017-09-22T00:55:57.766420580</dc:date>
    <dc:creator>Everson Teixeira</dc:creator>
    <meta:printed-by>Everson Teixeira</meta:printed-by>
    <meta:print-date>2017-09-22T00:55:42.221961820</meta:print-date>
    <meta:document-statistic meta:table-count="2" meta:image-count="0" meta:object-count="0" meta:page-count="32" meta:paragraph-count="224" meta:word-count="3171" meta:character-count="20723" meta:non-whitespace-character-count="17504"/>
    <meta:template xlink:type="simple" xlink:actuate="onRequest" xlink:title="" xlink:href="Normal"/>
  </office:meta>
</office:document-meta>
</file>